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42.83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22.68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37.66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12.88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19.42mm"/>
    </style:style>
    <style:style style:name="co19" style:family="table-column">
      <style:table-column-properties fo:break-before="auto" style:column-width="22.1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51.82mm"/>
    </style:style>
    <style:style style:name="co22" style:family="table-column">
      <style:table-column-properties fo:break-before="auto" style:column-width="18.79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11"/>
    <style:style style:name="ce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ransform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column table:style-name="co20" table:number-columns-repeated="1002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echnology</text:p>
          </table:table-cell>
          <table:table-cell table:style-name="ce5" office:value-type="string" calcext:value-type="string">
            <text:p>Rated power [MVA]</text:p>
          </table:table-cell>
          <table:table-cell table:style-name="ce5" office:value-type="string" calcext:value-type="string">
            <text:p>Nominal Frequency [Hz]</text:p>
          </table:table-cell>
          <table:table-cell table:style-name="ce5" office:value-type="string" calcext:value-type="string">
            <text:p>HV[kV]</text:p>
          </table:table-cell>
          <table:table-cell table:style-name="ce5" office:value-type="string" calcext:value-type="string">
            <text:p>LV[kV]</text:p>
          </table:table-cell>
          <table:table-cell table:style-name="ce5" office:value-type="string" calcext:value-type="string">
            <text:p>Positive sequence Short circuit voltage [%]</text:p>
          </table:table-cell>
          <table:table-cell table:style-name="ce5" office:value-type="string" calcext:value-type="string">
            <text:p>Copper losses [%]</text:p>
          </table:table-cell>
          <table:table-cell table:style-name="ce5" office:value-type="string" calcext:value-type="string">
            <text:p>Zero sequence Short circuit voltage [%]</text:p>
          </table:table-cell>
          <table:table-cell table:style-name="ce5" office:value-type="string" calcext:value-type="string">
            <text:p>Ratio X/R</text:p>
          </table:table-cell>
          <table:table-cell table:style-name="ce5" office:value-type="string" calcext:value-type="string">
            <text:p>x1 [p.u.]</text:p>
          </table:table-cell>
          <table:table-cell table:style-name="ce5" office:value-type="string" calcext:value-type="string">
            <text:p>r1 [p.u.]</text:p>
          </table:table-cell>
          <table:table-cell table:style-name="ce5" office:value-type="string" calcext:value-type="string">
            <text:p>HV vector group</text:p>
          </table:table-cell>
          <table:table-cell table:style-name="ce5" office:value-type="string" calcext:value-type="string">
            <text:p>LV vector group</text:p>
          </table:table-cell>
          <table:table-cell table:style-name="ce5" office:value-type="string" calcext:value-type="string">
            <text:p>Internal Delta Winding</text:p>
          </table:table-cell>
          <table:table-cell table:style-name="ce5" office:value-type="string" calcext:value-type="string">
            <text:p>Phase shift [Deg * 30º]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uk0</text:p>
          </table:table-cell>
          <table:table-cell table:style-name="ce5" office:value-type="string" calcext:value-type="string">
            <text:p>Re(uk0)</text:p>
          </table:table-cell>
          <table:table-cell table:style-name="ce5" office:value-type="string" calcext:value-type="string">
            <text:p>Ratio X0/R0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r0</text:p>
          </table:table-cell>
          <table:table-cell table:style-name="ce5" table:number-columns-repeated="982"/>
          <table:table-cell table:style-name="ce6" table:number-columns-repeated="20"/>
        </table:table-row>
        <table:table-row table:style-name="ro2">
          <table:table-cell table:number-columns-repeated="15"/>
          <table:table-cell office:value-type="string" calcext:value-type="string">
            <text:p>*30deg</text:p>
          </table:table-cell>
          <table:table-cell/>
          <table:table-cell table:number-columns-repeated="2" office:value-type="string" calcext:value-type="string">
            <text:p>%</text:p>
          </table:table-cell>
          <table:table-cell/>
          <table:table-cell table:number-columns-repeated="2" office:value-type="string" calcext:value-type="string">
            <text:p>p.u.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1 MVA 10/0.4 kV DT 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3.5" calcext:value-type="float">
            <text:p>3.5</text:p>
          </table:table-cell>
          <table:table-cell office:value-type="float" office:value="0.5532833" calcext:value-type="float">
            <text:p>0.5532833</text:p>
          </table:table-cell>
          <table:table-cell office:value-type="float" office:value="0.01936491" calcext:value-type="float">
            <text:p>0.0193649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.5532833" calcext:value-type="float">
            <text:p>0.5532833</text:p>
          </table:table-cell>
          <table:table-cell office:value-type="float" office:value="0.01936491" calcext:value-type="float">
            <text:p>0.01936491</text:p>
          </table:table-cell>
          <table:table-cell office:value-type="float" office:value="0.035" calcext:value-type="float">
            <text:p>0.0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16 MVA 10/0.4 kV DT 16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2.8125" calcext:value-type="float">
            <text:p>2.8125</text:p>
          </table:table-cell>
          <table:table-cell office:value-type="float" office:value="1.011294" calcext:value-type="float">
            <text:p>1.011294</text:p>
          </table:table-cell>
          <table:table-cell office:value-type="float" office:value="0.02844265" calcext:value-type="float">
            <text:p>0.02844265</text:p>
          </table:table-cell>
          <table:table-cell office:value-type="float" office:value="0.028125" calcext:value-type="float">
            <text:p>0.02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8125" calcext:value-type="float">
            <text:p>2.8125</text:p>
          </table:table-cell>
          <table:table-cell office:value-type="float" office:value="1.011294" calcext:value-type="float">
            <text:p>1.011294</text:p>
          </table:table-cell>
          <table:table-cell office:value-type="float" office:value="0.02844265" calcext:value-type="float">
            <text:p>0.02844265</text:p>
          </table:table-cell>
          <table:table-cell office:value-type="float" office:value="0.028125" calcext:value-type="float">
            <text:p>0.02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16 MVA 10/0.4 kV ET 16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45" calcext:value-type="float">
            <text:p>0.45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8819174" calcext:value-type="float">
            <text:p>0.8819174</text:p>
          </table:table-cell>
          <table:table-cell office:value-type="float" office:value="0.02480392" calcext:value-type="float">
            <text:p>0.02480392</text:p>
          </table:table-cell>
          <table:table-cell office:value-type="float" office:value="0.028125" calcext:value-type="float">
            <text:p>0.02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8819172" calcext:value-type="float">
            <text:p>0.8819172</text:p>
          </table:table-cell>
          <table:table-cell office:value-type="float" office:value="0.02480392" calcext:value-type="float">
            <text:p>0.02480392</text:p>
          </table:table-cell>
          <table:table-cell office:value-type="float" office:value="0.028125" calcext:value-type="float">
            <text:p>0.02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16 MVA 10/0.4 kV ET 16/23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45" calcext:value-type="float">
            <text:p>0.45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8819174" calcext:value-type="float">
            <text:p>0.8819174</text:p>
          </table:table-cell>
          <table:table-cell office:value-type="float" office:value="0.02480392" calcext:value-type="float">
            <text:p>0.02480392</text:p>
          </table:table-cell>
          <table:table-cell office:value-type="float" office:value="0.028125" calcext:value-type="float">
            <text:p>0.02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8819172" calcext:value-type="float">
            <text:p>0.8819172</text:p>
          </table:table-cell>
          <table:table-cell office:value-type="float" office:value="0.02480392" calcext:value-type="float">
            <text:p>0.02480392</text:p>
          </table:table-cell>
          <table:table-cell office:value-type="float" office:value="0.028125" calcext:value-type="float">
            <text:p>0.02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25 MVA 10/0.4 kV DT 25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1.020204" calcext:value-type="float">
            <text:p>1.020204</text:p>
          </table:table-cell>
          <table:table-cell office:value-type="float" office:value="0.02856571" calcext:value-type="float">
            <text:p>0.0285657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.020204" calcext:value-type="float">
            <text:p>1.020204</text:p>
          </table:table-cell>
          <table:table-cell office:value-type="float" office:value="0.02856571" calcext:value-type="float">
            <text:p>0.02856571</text:p>
          </table:table-cell>
          <table:table-cell office:value-type="float" office:value="0.028" calcext:value-type="float">
            <text:p>0.02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25 MVA 10/0.4 kV ET 25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55" calcext:value-type="float">
            <text:p>0.55</text:p>
          </table:table-cell>
          <table:table-cell office:value-type="float" office:value="2.2" calcext:value-type="float">
            <text:p>2.2</text:p>
          </table:table-cell>
          <table:table-cell office:value-type="float" office:value="1.38039" calcext:value-type="float">
            <text:p>1.38039</text:p>
          </table:table-cell>
          <table:table-cell office:value-type="float" office:value="0.03036857" calcext:value-type="float">
            <text:p>0.03036857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office:value-type="float" office:value="1.38039" calcext:value-type="float">
            <text:p>1.38039</text:p>
          </table:table-cell>
          <table:table-cell office:value-type="float" office:value="0.03036857" calcext:value-type="float">
            <text:p>0.03036857</text:p>
          </table:table-cell>
          <table:table-cell office:value-type="float" office:value="0.022" calcext:value-type="float">
            <text:p>0.02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25 MVA 10/0.4 kV ET 25/23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55" calcext:value-type="float">
            <text:p>0.55</text:p>
          </table:table-cell>
          <table:table-cell office:value-type="float" office:value="2.2" calcext:value-type="float">
            <text:p>2.2</text:p>
          </table:table-cell>
          <table:table-cell office:value-type="float" office:value="1.38039" calcext:value-type="float">
            <text:p>1.38039</text:p>
          </table:table-cell>
          <table:table-cell office:value-type="float" office:value="0.03036857" calcext:value-type="float">
            <text:p>0.03036857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office:value-type="float" office:value="1.38039" calcext:value-type="float">
            <text:p>1.38039</text:p>
          </table:table-cell>
          <table:table-cell office:value-type="float" office:value="0.03036857" calcext:value-type="float">
            <text:p>0.03036857</text:p>
          </table:table-cell>
          <table:table-cell office:value-type="float" office:value="0.022" calcext:value-type="float">
            <text:p>0.02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4 MVA 10/0.4 kV DT 4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2.25" calcext:value-type="float">
            <text:p>2.25</text:p>
          </table:table-cell>
          <table:table-cell office:value-type="float" office:value="1.469862" calcext:value-type="float">
            <text:p>1.469862</text:p>
          </table:table-cell>
          <table:table-cell office:value-type="float" office:value="0.03307189" calcext:value-type="float">
            <text:p>0.03307189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1.469862" calcext:value-type="float">
            <text:p>1.469862</text:p>
          </table:table-cell>
          <table:table-cell office:value-type="float" office:value="0.03307189" calcext:value-type="float">
            <text:p>0.03307189</text:p>
          </table:table-cell>
          <table:table-cell office:value-type="float" office:value="0.0225" calcext:value-type="float">
            <text:p>0.02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4 MVA 10/0.4 kV ET 4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247595" calcext:value-type="float">
            <text:p>0.03247595</text:p>
          </table:table-cell>
          <table:table-cell office:value-type="float" office:value="0.01875" calcext:value-type="float">
            <text:p>0.01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247595" calcext:value-type="float">
            <text:p>0.03247595</text:p>
          </table:table-cell>
          <table:table-cell office:value-type="float" office:value="0.01875" calcext:value-type="float">
            <text:p>0.01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4 MVA 10/0.4 kV ET 40/23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247595" calcext:value-type="float">
            <text:p>0.03247595</text:p>
          </table:table-cell>
          <table:table-cell office:value-type="float" office:value="0.01875" calcext:value-type="float">
            <text:p>0.01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247595" calcext:value-type="float">
            <text:p>0.03247595</text:p>
          </table:table-cell>
          <table:table-cell office:value-type="float" office:value="0.01875" calcext:value-type="float">
            <text:p>0.01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5 MVA 10/0.4 kV 0.22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2.1" calcext:value-type="float">
            <text:p>2.1</text:p>
          </table:table-cell>
          <table:table-cell office:value-type="float" office:value="1.621147" calcext:value-type="float">
            <text:p>1.621147</text:p>
          </table:table-cell>
          <table:table-cell office:value-type="float" office:value="0.03404409" calcext:value-type="float">
            <text:p>0.03404409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.621147" calcext:value-type="float">
            <text:p>1.621147</text:p>
          </table:table-cell>
          <table:table-cell office:value-type="float" office:value="0.03404409" calcext:value-type="float">
            <text:p>0.03404409</text:p>
          </table:table-cell>
          <table:table-cell office:value-type="float" office:value="0.021" calcext:value-type="float">
            <text:p>0.02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5 MVA 10/0.4 kV 0.28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464102" calcext:value-type="float">
            <text:p>0.034641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464102" calcext:value-type="float">
            <text:p>0.03464102</text:p>
          </table:table-cell>
          <table:table-cell office:value-type="float" office:value="0.02" calcext:value-type="float">
            <text:p>0.0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5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1.16913" calcext:value-type="float">
            <text:p>1.16913</text:p>
          </table:table-cell>
          <table:table-cell office:value-type="float" office:value="0.03039737" calcext:value-type="float">
            <text:p>0.03039737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16913" calcext:value-type="float">
            <text:p>1.16913</text:p>
          </table:table-cell>
          <table:table-cell office:value-type="float" office:value="0.03039737" calcext:value-type="float">
            <text:p>0.03039737</text:p>
          </table:table-cell>
          <table:table-cell office:value-type="float" office:value="0.026" calcext:value-type="float">
            <text:p>0.02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DT 63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.904762" calcext:value-type="float">
            <text:p>1.904762</text:p>
          </table:table-cell>
          <table:table-cell office:value-type="float" office:value="1.846618" calcext:value-type="float">
            <text:p>1.846618</text:p>
          </table:table-cell>
          <table:table-cell office:value-type="float" office:value="0.03517368" calcext:value-type="float">
            <text:p>0.03517368</text:p>
          </table:table-cell>
          <table:table-cell office:value-type="float" office:value="0.01904762" calcext:value-type="float">
            <text:p>0.019047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04762" calcext:value-type="float">
            <text:p>1.904762</text:p>
          </table:table-cell>
          <table:table-cell office:value-type="float" office:value="1.846618" calcext:value-type="float">
            <text:p>1.846618</text:p>
          </table:table-cell>
          <table:table-cell office:value-type="float" office:value="0.03517368" calcext:value-type="float">
            <text:p>0.03517368</text:p>
          </table:table-cell>
          <table:table-cell office:value-type="float" office:value="0.01904762" calcext:value-type="float">
            <text:p>0.0190476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DT 63/10 F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2.142857" calcext:value-type="float">
            <text:p>2.142857</text:p>
          </table:table-cell>
          <table:table-cell office:value-type="float" office:value="1.576212" calcext:value-type="float">
            <text:p>1.576212</text:p>
          </table:table-cell>
          <table:table-cell office:value-type="float" office:value="0.03377597" calcext:value-type="float">
            <text:p>0.03377597</text:p>
          </table:table-cell>
          <table:table-cell office:value-type="float" office:value="0.02142857" calcext:value-type="float">
            <text:p>0.021428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42857" calcext:value-type="float">
            <text:p>2.142857</text:p>
          </table:table-cell>
          <table:table-cell office:value-type="float" office:value="1.576212" calcext:value-type="float">
            <text:p>1.576212</text:p>
          </table:table-cell>
          <table:table-cell office:value-type="float" office:value="0.03377597" calcext:value-type="float">
            <text:p>0.03377597</text:p>
          </table:table-cell>
          <table:table-cell office:value-type="float" office:value="0.02142857" calcext:value-type="float">
            <text:p>0.0214285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DTKa 3.8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.387119" calcext:value-type="float">
            <text:p>1.387119</text:p>
          </table:table-cell>
          <table:table-cell office:value-type="float" office:value="0.03082487" calcext:value-type="float">
            <text:p>0.03082487</text:p>
          </table:table-cell>
          <table:table-cell office:value-type="float" office:value="0.02222222" calcext:value-type="float">
            <text:p>0.02222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8" calcext:value-type="float">
            <text:p>3.8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.387119" calcext:value-type="float">
            <text:p>1.387119</text:p>
          </table:table-cell>
          <table:table-cell office:value-type="float" office:value="0.03082487" calcext:value-type="float">
            <text:p>0.03082487</text:p>
          </table:table-cell>
          <table:table-cell office:value-type="float" office:value="0.02222222" calcext:value-type="float">
            <text:p>0.0222222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DTKa 4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.496663" calcext:value-type="float">
            <text:p>1.496663</text:p>
          </table:table-cell>
          <table:table-cell office:value-type="float" office:value="0.03325918" calcext:value-type="float">
            <text:p>0.03325918</text:p>
          </table:table-cell>
          <table:table-cell office:value-type="float" office:value="0.02222222" calcext:value-type="float">
            <text:p>0.02222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.496663" calcext:value-type="float">
            <text:p>1.496663</text:p>
          </table:table-cell>
          <table:table-cell office:value-type="float" office:value="0.03325918" calcext:value-type="float">
            <text:p>0.03325918</text:p>
          </table:table-cell>
          <table:table-cell office:value-type="float" office:value="0.02222222" calcext:value-type="float">
            <text:p>0.0222222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ET 63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1.05" calcext:value-type="float">
            <text:p>1.0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015565" calcext:value-type="float">
            <text:p>2.015565</text:p>
          </table:table-cell>
          <table:table-cell office:value-type="float" office:value="0.03359274" calcext:value-type="float">
            <text:p>0.03359274</text:p>
          </table:table-cell>
          <table:table-cell office:value-type="float" office:value="0.01666667" calcext:value-type="float">
            <text:p>0.016666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015564" calcext:value-type="float">
            <text:p>2.015564</text:p>
          </table:table-cell>
          <table:table-cell office:value-type="float" office:value="0.03359274" calcext:value-type="float">
            <text:p>0.03359274</text:p>
          </table:table-cell>
          <table:table-cell office:value-type="float" office:value="0.01666667" calcext:value-type="float">
            <text:p>0.0166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ET 63/23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1.05" calcext:value-type="float">
            <text:p>1.0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015565" calcext:value-type="float">
            <text:p>2.015565</text:p>
          </table:table-cell>
          <table:table-cell office:value-type="float" office:value="0.03359274" calcext:value-type="float">
            <text:p>0.03359274</text:p>
          </table:table-cell>
          <table:table-cell office:value-type="float" office:value="0.01666667" calcext:value-type="float">
            <text:p>0.016666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015564" calcext:value-type="float">
            <text:p>2.015564</text:p>
          </table:table-cell>
          <table:table-cell office:value-type="float" office:value="0.03359274" calcext:value-type="float">
            <text:p>0.03359274</text:p>
          </table:table-cell>
          <table:table-cell office:value-type="float" office:value="0.01666667" calcext:value-type="float">
            <text:p>0.0166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75 MVA 10/0.4 kV 0.28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75 MVA 10/0.4 kV 0.36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0.27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3.384782" calcext:value-type="float">
            <text:p>3.384782</text:p>
          </table:table-cell>
          <table:table-cell office:value-type="float" office:value="0.05754129" calcext:value-type="float">
            <text:p>0.0575412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3.384782" calcext:value-type="float">
            <text:p>3.384782</text:p>
          </table:table-cell>
          <table:table-cell office:value-type="float" office:value="0.05754129" calcext:value-type="float">
            <text:p>0.05754129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0.4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6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3.384782" calcext:value-type="float">
            <text:p>3.384782</text:p>
          </table:table-cell>
          <table:table-cell office:value-type="float" office:value="0.05754129" calcext:value-type="float">
            <text:p>0.0575412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3.384782" calcext:value-type="float">
            <text:p>3.384782</text:p>
          </table:table-cell>
          <table:table-cell office:value-type="float" office:value="0.05754129" calcext:value-type="float">
            <text:p>0.05754129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OTE 1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055356" calcext:value-type="float">
            <text:p>2.055356</text:p>
          </table:table-cell>
          <table:table-cell office:value-type="float" office:value="0.03596874" calcext:value-type="float">
            <text:p>0.03596874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2.055356" calcext:value-type="float">
            <text:p>2.055356</text:p>
          </table:table-cell>
          <table:table-cell office:value-type="float" office:value="0.03596874" calcext:value-type="float">
            <text:p>0.03596874</text:p>
          </table:table-cell>
          <table:table-cell office:value-type="float" office:value="0.0175" calcext:value-type="float">
            <text:p>0.01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OTEL 1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055356" calcext:value-type="float">
            <text:p>2.055356</text:p>
          </table:table-cell>
          <table:table-cell office:value-type="float" office:value="0.03596874" calcext:value-type="float">
            <text:p>0.03596874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2.055356" calcext:value-type="float">
            <text:p>2.055356</text:p>
          </table:table-cell>
          <table:table-cell office:value-type="float" office:value="0.03596874" calcext:value-type="float">
            <text:p>0.03596874</text:p>
          </table:table-cell>
          <table:table-cell office:value-type="float" office:value="0.0175" calcext:value-type="float">
            <text:p>0.01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OTN 1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.568863" calcext:value-type="float">
            <text:p>1.568863</text:p>
          </table:table-cell>
          <table:table-cell office:value-type="float" office:value="0.03373055" calcext:value-type="float">
            <text:p>0.03373055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1.568863" calcext:value-type="float">
            <text:p>1.568863</text:p>
          </table:table-cell>
          <table:table-cell office:value-type="float" office:value="0.03373055" calcext:value-type="float">
            <text:p>0.03373055</text:p>
          </table:table-cell>
          <table:table-cell office:value-type="float" office:value="0.0215" calcext:value-type="float">
            <text:p>0.02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OTNL 1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.568863" calcext:value-type="float">
            <text:p>1.568863</text:p>
          </table:table-cell>
          <table:table-cell office:value-type="float" office:value="0.03373055" calcext:value-type="float">
            <text:p>0.03373055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1.568863" calcext:value-type="float">
            <text:p>1.568863</text:p>
          </table:table-cell>
          <table:table-cell office:value-type="float" office:value="0.03373055" calcext:value-type="float">
            <text:p>0.03373055</text:p>
          </table:table-cell>
          <table:table-cell office:value-type="float" office:value="0.0215" calcext:value-type="float">
            <text:p>0.02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 10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 100/10 F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Ka 3.8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.794196" calcext:value-type="float">
            <text:p>1.794196</text:p>
          </table:table-cell>
          <table:table-cell office:value-type="float" office:value="0.03319262" calcext:value-type="float">
            <text:p>0.03319262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8" calcext:value-type="float">
            <text:p>3.8</text:p>
          </table:table-cell>
          <table:table-cell office:value-type="float" office:value="1.85" calcext:value-type="float">
            <text:p>1.85</text:p>
          </table:table-cell>
          <table:table-cell office:value-type="float" office:value="1.794196" calcext:value-type="float">
            <text:p>1.794196</text:p>
          </table:table-cell>
          <table:table-cell office:value-type="float" office:value="0.03319262" calcext:value-type="float">
            <text:p>0.03319262</text:p>
          </table:table-cell>
          <table:table-cell office:value-type="float" office:value="0.0185" calcext:value-type="float">
            <text:p>0.018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Ka 4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.791021" calcext:value-type="float">
            <text:p>1.791021</text:p>
          </table:table-cell>
          <table:table-cell office:value-type="float" office:value="0.03492492" calcext:value-type="float">
            <text:p>0.03492492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1.791021" calcext:value-type="float">
            <text:p>1.791021</text:p>
          </table:table-cell>
          <table:table-cell office:value-type="float" office:value="0.03492492" calcext:value-type="float">
            <text:p>0.03492492</text:p>
          </table:table-cell>
          <table:table-cell office:value-type="float" office:value="0.0195" calcext:value-type="float">
            <text:p>0.01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.621147" calcext:value-type="float">
            <text:p>1.621147</text:p>
          </table:table-cell>
          <table:table-cell office:value-type="float" office:value="0.03404409" calcext:value-type="float">
            <text:p>0.03404409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.621147" calcext:value-type="float">
            <text:p>1.621147</text:p>
          </table:table-cell>
          <table:table-cell office:value-type="float" office:value="0.03404409" calcext:value-type="float">
            <text:p>0.03404409</text:p>
          </table:table-cell>
          <table:table-cell office:value-type="float" office:value="0.021" calcext:value-type="float">
            <text:p>0.02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ET 10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436932" calcext:value-type="float">
            <text:p>0.0343693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5" calcext:value-type="float">
            <text:p>1.5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436932" calcext:value-type="float">
            <text:p>0.03436932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ET 100/23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436932" calcext:value-type="float">
            <text:p>0.0343693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5" calcext:value-type="float">
            <text:p>1.5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436932" calcext:value-type="float">
            <text:p>0.03436932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852602" calcext:value-type="float">
            <text:p>1.852602</text:p>
          </table:table-cell>
          <table:table-cell office:value-type="float" office:value="0.03519943" calcext:value-type="float">
            <text:p>0.03519943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852602" calcext:value-type="float">
            <text:p>1.852602</text:p>
          </table:table-cell>
          <table:table-cell office:value-type="float" office:value="0.03519943" calcext:value-type="float">
            <text:p>0.03519943</text:p>
          </table:table-cell>
          <table:table-cell office:value-type="float" office:value="0.019" calcext:value-type="float">
            <text:p>0.0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852602" calcext:value-type="float">
            <text:p>1.852602</text:p>
          </table:table-cell>
          <table:table-cell office:value-type="float" office:value="0.03519943" calcext:value-type="float">
            <text:p>0.03519943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852602" calcext:value-type="float">
            <text:p>1.852602</text:p>
          </table:table-cell>
          <table:table-cell office:value-type="float" office:value="0.03519943" calcext:value-type="float">
            <text:p>0.03519943</text:p>
          </table:table-cell>
          <table:table-cell office:value-type="float" office:value="0.019" calcext:value-type="float">
            <text:p>0.0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0.31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3.614208" calcext:value-type="float">
            <text:p>3.614208</text:p>
          </table:table-cell>
          <table:table-cell office:value-type="float" office:value="0.05782733" calcext:value-type="float">
            <text:p>0.0578273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3.614208" calcext:value-type="float">
            <text:p>3.614208</text:p>
          </table:table-cell>
          <table:table-cell office:value-type="float" office:value="0.05782733" calcext:value-type="float">
            <text:p>0.05782733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0.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3.614208" calcext:value-type="float">
            <text:p>3.614208</text:p>
          </table:table-cell>
          <table:table-cell office:value-type="float" office:value="0.05782733" calcext:value-type="float">
            <text:p>0.0578273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3.614208" calcext:value-type="float">
            <text:p>3.614208</text:p>
          </table:table-cell>
          <table:table-cell office:value-type="float" office:value="0.05782733" calcext:value-type="float">
            <text:p>0.05782733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0.41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0.52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52" calcext:value-type="float">
            <text:p>1.52</text:p>
          </table:table-cell>
          <table:table-cell office:value-type="float" office:value="2.434175" calcext:value-type="float">
            <text:p>2.434175</text:p>
          </table:table-cell>
          <table:table-cell office:value-type="float" office:value="0.03699946" calcext:value-type="float">
            <text:p>0.03699946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434175" calcext:value-type="float">
            <text:p>2.434175</text:p>
          </table:table-cell>
          <table:table-cell office:value-type="float" office:value="0.03699946" calcext:value-type="float">
            <text:p>0.03699946</text:p>
          </table:table-cell>
          <table:table-cell office:value-type="float" office:value="0.0152" calcext:value-type="float">
            <text:p>0.01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OTE 125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OTEL 125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OTN 125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2.12" calcext:value-type="float">
            <text:p>2.12</text:p>
          </table:table-cell>
          <table:table-cell office:value-type="float" office:value="1.599995" calcext:value-type="float">
            <text:p>1.599995</text:p>
          </table:table-cell>
          <table:table-cell office:value-type="float" office:value="0.0339199" calcext:value-type="float">
            <text:p>0.0339199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1.599995" calcext:value-type="float">
            <text:p>1.599995</text:p>
          </table:table-cell>
          <table:table-cell office:value-type="float" office:value="0.0339199" calcext:value-type="float">
            <text:p>0.0339199</text:p>
          </table:table-cell>
          <table:table-cell office:value-type="float" office:value="0.0212" calcext:value-type="float">
            <text:p>0.02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OTNL 125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2.12" calcext:value-type="float">
            <text:p>2.12</text:p>
          </table:table-cell>
          <table:table-cell office:value-type="float" office:value="1.599995" calcext:value-type="float">
            <text:p>1.599995</text:p>
          </table:table-cell>
          <table:table-cell office:value-type="float" office:value="0.0339199" calcext:value-type="float">
            <text:p>0.0339199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1.599995" calcext:value-type="float">
            <text:p>1.599995</text:p>
          </table:table-cell>
          <table:table-cell office:value-type="float" office:value="0.0339199" calcext:value-type="float">
            <text:p>0.0339199</text:p>
          </table:table-cell>
          <table:table-cell office:value-type="float" office:value="0.0212" calcext:value-type="float">
            <text:p>0.02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52" calcext:value-type="float">
            <text:p>1.52</text:p>
          </table:table-cell>
          <table:table-cell office:value-type="float" office:value="2.434175" calcext:value-type="float">
            <text:p>2.434175</text:p>
          </table:table-cell>
          <table:table-cell office:value-type="float" office:value="0.03699946" calcext:value-type="float">
            <text:p>0.03699946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434175" calcext:value-type="float">
            <text:p>2.434175</text:p>
          </table:table-cell>
          <table:table-cell office:value-type="float" office:value="0.03699946" calcext:value-type="float">
            <text:p>0.03699946</text:p>
          </table:table-cell>
          <table:table-cell office:value-type="float" office:value="0.0152" calcext:value-type="float">
            <text:p>0.01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0.37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5809475" calcext:value-type="float">
            <text:p>0.0580947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5809475" calcext:value-type="float">
            <text:p>0.05809475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0.61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6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5809475" calcext:value-type="float">
            <text:p>0.0580947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5809475" calcext:value-type="float">
            <text:p>0.05809475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OTE 16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.3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2.533166" calcext:value-type="float">
            <text:p>2.533166</text:p>
          </table:table-cell>
          <table:table-cell office:value-type="float" office:value="0.03720587" calcext:value-type="float">
            <text:p>0.03720587</text:p>
          </table:table-cell>
          <table:table-cell office:value-type="float" office:value="0.0146875" calcext:value-type="float">
            <text:p>0.0146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2.533166" calcext:value-type="float">
            <text:p>2.533166</text:p>
          </table:table-cell>
          <table:table-cell office:value-type="float" office:value="0.03720587" calcext:value-type="float">
            <text:p>0.03720587</text:p>
          </table:table-cell>
          <table:table-cell office:value-type="float" office:value="0.0146875" calcext:value-type="float">
            <text:p>0.0146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OTEL 16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.3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2.533166" calcext:value-type="float">
            <text:p>2.533166</text:p>
          </table:table-cell>
          <table:table-cell office:value-type="float" office:value="0.03720587" calcext:value-type="float">
            <text:p>0.03720587</text:p>
          </table:table-cell>
          <table:table-cell office:value-type="float" office:value="0.0146875" calcext:value-type="float">
            <text:p>0.0146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2.533166" calcext:value-type="float">
            <text:p>2.533166</text:p>
          </table:table-cell>
          <table:table-cell office:value-type="float" office:value="0.03720587" calcext:value-type="float">
            <text:p>0.03720587</text:p>
          </table:table-cell>
          <table:table-cell office:value-type="float" office:value="0.0146875" calcext:value-type="float">
            <text:p>0.0146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OTN 16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806164" calcext:value-type="float">
            <text:p>1.806164</text:p>
          </table:table-cell>
          <table:table-cell office:value-type="float" office:value="0.03499442" calcext:value-type="float">
            <text:p>0.03499442</text:p>
          </table:table-cell>
          <table:table-cell office:value-type="float" office:value="0.019375" calcext:value-type="float">
            <text:p>0.01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806164" calcext:value-type="float">
            <text:p>1.806164</text:p>
          </table:table-cell>
          <table:table-cell office:value-type="float" office:value="0.03499442" calcext:value-type="float">
            <text:p>0.03499442</text:p>
          </table:table-cell>
          <table:table-cell office:value-type="float" office:value="0.019375" calcext:value-type="float">
            <text:p>0.01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OTNL 16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806164" calcext:value-type="float">
            <text:p>1.806164</text:p>
          </table:table-cell>
          <table:table-cell office:value-type="float" office:value="0.03499442" calcext:value-type="float">
            <text:p>0.03499442</text:p>
          </table:table-cell>
          <table:table-cell office:value-type="float" office:value="0.019375" calcext:value-type="float">
            <text:p>0.01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806164" calcext:value-type="float">
            <text:p>1.806164</text:p>
          </table:table-cell>
          <table:table-cell office:value-type="float" office:value="0.03499442" calcext:value-type="float">
            <text:p>0.03499442</text:p>
          </table:table-cell>
          <table:table-cell office:value-type="float" office:value="0.019375" calcext:value-type="float">
            <text:p>0.01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 160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 160/10 F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Ka 3.8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2.327612" calcext:value-type="float">
            <text:p>2.327612</text:p>
          </table:table-cell>
          <table:table-cell office:value-type="float" office:value="0.03491418" calcext:value-type="float">
            <text:p>0.0349141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2.327612" calcext:value-type="float">
            <text:p>2.327612</text:p>
          </table:table-cell>
          <table:table-cell office:value-type="float" office:value="0.03491418" calcext:value-type="float">
            <text:p>0.03491418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Ka 4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625" calcext:value-type="float">
            <text:p>1.625</text:p>
          </table:table-cell>
          <table:table-cell office:value-type="float" office:value="2.24926" calcext:value-type="float">
            <text:p>2.24926</text:p>
          </table:table-cell>
          <table:table-cell office:value-type="float" office:value="0.03655048" calcext:value-type="float">
            <text:p>0.03655048</text:p>
          </table:table-cell>
          <table:table-cell office:value-type="float" office:value="0.01625" calcext:value-type="float">
            <text:p>0.01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25" calcext:value-type="float">
            <text:p>1.625</text:p>
          </table:table-cell>
          <table:table-cell office:value-type="float" office:value="2.24926" calcext:value-type="float">
            <text:p>2.24926</text:p>
          </table:table-cell>
          <table:table-cell office:value-type="float" office:value="0.03655048" calcext:value-type="float">
            <text:p>0.03655048</text:p>
          </table:table-cell>
          <table:table-cell office:value-type="float" office:value="0.01625" calcext:value-type="float">
            <text:p>0.01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625" calcext:value-type="float">
            <text:p>1.625</text:p>
          </table:table-cell>
          <table:table-cell office:value-type="float" office:value="2.24926" calcext:value-type="float">
            <text:p>2.24926</text:p>
          </table:table-cell>
          <table:table-cell office:value-type="float" office:value="0.03655048" calcext:value-type="float">
            <text:p>0.03655048</text:p>
          </table:table-cell>
          <table:table-cell office:value-type="float" office:value="0.01625" calcext:value-type="float">
            <text:p>0.01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25" calcext:value-type="float">
            <text:p>1.625</text:p>
          </table:table-cell>
          <table:table-cell office:value-type="float" office:value="2.24926" calcext:value-type="float">
            <text:p>2.24926</text:p>
          </table:table-cell>
          <table:table-cell office:value-type="float" office:value="0.03655048" calcext:value-type="float">
            <text:p>0.03655048</text:p>
          </table:table-cell>
          <table:table-cell office:value-type="float" office:value="0.01625" calcext:value-type="float">
            <text:p>0.01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ET 16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1.3125" calcext:value-type="float">
            <text:p>1.3125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512812" calcext:value-type="float">
            <text:p>0.03512812</text:p>
          </table:table-cell>
          <table:table-cell office:value-type="float" office:value="0.013125" calcext:value-type="float">
            <text:p>0.013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3125" calcext:value-type="float">
            <text:p>1.3125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512812" calcext:value-type="float">
            <text:p>0.03512812</text:p>
          </table:table-cell>
          <table:table-cell office:value-type="float" office:value="0.013125" calcext:value-type="float">
            <text:p>0.013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ET 160/23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1.3125" calcext:value-type="float">
            <text:p>1.3125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512812" calcext:value-type="float">
            <text:p>0.03512812</text:p>
          </table:table-cell>
          <table:table-cell office:value-type="float" office:value="0.013125" calcext:value-type="float">
            <text:p>0.013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3125" calcext:value-type="float">
            <text:p>1.3125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512812" calcext:value-type="float">
            <text:p>0.03512812</text:p>
          </table:table-cell>
          <table:table-cell office:value-type="float" office:value="0.013125" calcext:value-type="float">
            <text:p>0.013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5625" calcext:value-type="float">
            <text:p>1.5625</text:p>
          </table:table-cell>
          <table:table-cell office:value-type="float" office:value="2.356608" calcext:value-type="float">
            <text:p>2.356608</text:p>
          </table:table-cell>
          <table:table-cell office:value-type="float" office:value="0.03682199" calcext:value-type="float">
            <text:p>0.03682199</text:p>
          </table:table-cell>
          <table:table-cell office:value-type="float" office:value="0.015625" calcext:value-type="float">
            <text:p>0.015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5625" calcext:value-type="float">
            <text:p>1.5625</text:p>
          </table:table-cell>
          <table:table-cell office:value-type="float" office:value="2.356608" calcext:value-type="float">
            <text:p>2.356608</text:p>
          </table:table-cell>
          <table:table-cell office:value-type="float" office:value="0.03682199" calcext:value-type="float">
            <text:p>0.03682199</text:p>
          </table:table-cell>
          <table:table-cell office:value-type="float" office:value="0.015625" calcext:value-type="float">
            <text:p>0.015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0.4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.45" calcext:value-type="float">
            <text:p>1.45</text:p>
          </table:table-cell>
          <table:table-cell office:value-type="float" office:value="4.01528" calcext:value-type="float">
            <text:p>4.01528</text:p>
          </table:table-cell>
          <table:table-cell office:value-type="float" office:value="0.05822156" calcext:value-type="float">
            <text:p>0.05822156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4.01528" calcext:value-type="float">
            <text:p>4.01528</text:p>
          </table:table-cell>
          <table:table-cell office:value-type="float" office:value="0.05822156" calcext:value-type="float">
            <text:p>0.05822156</text:p>
          </table:table-cell>
          <table:table-cell office:value-type="float" office:value="0.0145" calcext:value-type="float">
            <text:p>0.014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0.5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0.57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4.167415" calcext:value-type="float">
            <text:p>4.167415</text:p>
          </table:table-cell>
          <table:table-cell office:value-type="float" office:value="0.05834381" calcext:value-type="float">
            <text:p>0.05834381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4.167415" calcext:value-type="float">
            <text:p>4.167415</text:p>
          </table:table-cell>
          <table:table-cell office:value-type="float" office:value="0.05834381" calcext:value-type="float">
            <text:p>0.05834381</text:p>
          </table:table-cell>
          <table:table-cell office:value-type="float" office:value="0.014" calcext:value-type="float">
            <text:p>0.0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0.69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1.325" calcext:value-type="float">
            <text:p>1.325</text:p>
          </table:table-cell>
          <table:table-cell office:value-type="float" office:value="2.848432" calcext:value-type="float">
            <text:p>2.848432</text:p>
          </table:table-cell>
          <table:table-cell office:value-type="float" office:value="0.03774172" calcext:value-type="float">
            <text:p>0.03774172</text:p>
          </table:table-cell>
          <table:table-cell office:value-type="float" office:value="0.01325" calcext:value-type="float">
            <text:p>0.013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25" calcext:value-type="float">
            <text:p>1.325</text:p>
          </table:table-cell>
          <table:table-cell office:value-type="float" office:value="2.848432" calcext:value-type="float">
            <text:p>2.848432</text:p>
          </table:table-cell>
          <table:table-cell office:value-type="float" office:value="0.03774172" calcext:value-type="float">
            <text:p>0.03774172</text:p>
          </table:table-cell>
          <table:table-cell office:value-type="float" office:value="0.01325" calcext:value-type="float">
            <text:p>0.013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OTE 2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85" calcext:value-type="float">
            <text:p>2.85</text:p>
          </table:table-cell>
          <table:table-cell office:value-type="float" office:value="1.425" calcext:value-type="float">
            <text:p>1.425</text:p>
          </table:table-cell>
          <table:table-cell office:value-type="float" office:value="2.622851" calcext:value-type="float">
            <text:p>2.622851</text:p>
          </table:table-cell>
          <table:table-cell office:value-type="float" office:value="0.03737563" calcext:value-type="float">
            <text:p>0.03737563</text:p>
          </table:table-cell>
          <table:table-cell office:value-type="float" office:value="0.01425" calcext:value-type="float">
            <text:p>0.014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25" calcext:value-type="float">
            <text:p>1.425</text:p>
          </table:table-cell>
          <table:table-cell office:value-type="float" office:value="2.622851" calcext:value-type="float">
            <text:p>2.622851</text:p>
          </table:table-cell>
          <table:table-cell office:value-type="float" office:value="0.03737563" calcext:value-type="float">
            <text:p>0.03737563</text:p>
          </table:table-cell>
          <table:table-cell office:value-type="float" office:value="0.01425" calcext:value-type="float">
            <text:p>0.014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OTEL 2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85" calcext:value-type="float">
            <text:p>2.85</text:p>
          </table:table-cell>
          <table:table-cell office:value-type="float" office:value="1.425" calcext:value-type="float">
            <text:p>1.425</text:p>
          </table:table-cell>
          <table:table-cell office:value-type="float" office:value="2.622851" calcext:value-type="float">
            <text:p>2.622851</text:p>
          </table:table-cell>
          <table:table-cell office:value-type="float" office:value="0.03737563" calcext:value-type="float">
            <text:p>0.03737563</text:p>
          </table:table-cell>
          <table:table-cell office:value-type="float" office:value="0.01425" calcext:value-type="float">
            <text:p>0.014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25" calcext:value-type="float">
            <text:p>1.425</text:p>
          </table:table-cell>
          <table:table-cell office:value-type="float" office:value="2.622851" calcext:value-type="float">
            <text:p>2.622851</text:p>
          </table:table-cell>
          <table:table-cell office:value-type="float" office:value="0.03737563" calcext:value-type="float">
            <text:p>0.03737563</text:p>
          </table:table-cell>
          <table:table-cell office:value-type="float" office:value="0.01425" calcext:value-type="float">
            <text:p>0.014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OTN 2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OTNL 2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T 200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746999" calcext:value-type="float">
            <text:p>0.03746999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746999" calcext:value-type="float">
            <text:p>0.03746999</text:p>
          </table:table-cell>
          <table:table-cell office:value-type="float" office:value="0.014" calcext:value-type="float">
            <text:p>0.0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T 200/10 F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4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5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.16" calcext:value-type="float">
            <text:p>1.16</text:p>
          </table:table-cell>
          <table:table-cell office:value-type="float" office:value="3.300092" calcext:value-type="float">
            <text:p>3.300092</text:p>
          </table:table-cell>
          <table:table-cell office:value-type="float" office:value="0.03828106" calcext:value-type="float">
            <text:p>0.03828106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3.300092" calcext:value-type="float">
            <text:p>3.300092</text:p>
          </table:table-cell>
          <table:table-cell office:value-type="float" office:value="0.03828106" calcext:value-type="float">
            <text:p>0.03828106</text:p>
          </table:table-cell>
          <table:table-cell office:value-type="float" office:value="0.0116" calcext:value-type="float">
            <text:p>0.01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5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6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6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69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4.898979" calcext:value-type="float">
            <text:p>4.898979</text:p>
          </table:table-cell>
          <table:table-cell office:value-type="float" office:value="0.05878775" calcext:value-type="float">
            <text:p>0.05878775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4.898979" calcext:value-type="float">
            <text:p>4.898979</text:p>
          </table:table-cell>
          <table:table-cell office:value-type="float" office:value="0.05878775" calcext:value-type="float">
            <text:p>0.05878775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77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.16" calcext:value-type="float">
            <text:p>1.16</text:p>
          </table:table-cell>
          <table:table-cell office:value-type="float" office:value="3.300092" calcext:value-type="float">
            <text:p>3.300092</text:p>
          </table:table-cell>
          <table:table-cell office:value-type="float" office:value="0.03828106" calcext:value-type="float">
            <text:p>0.03828106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3.300092" calcext:value-type="float">
            <text:p>3.300092</text:p>
          </table:table-cell>
          <table:table-cell office:value-type="float" office:value="0.03828106" calcext:value-type="float">
            <text:p>0.03828106</text:p>
          </table:table-cell>
          <table:table-cell office:value-type="float" office:value="0.0116" calcext:value-type="float">
            <text:p>0.01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82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OTE 25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OTEL 25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OTN 25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OTNL 25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T 250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.28" calcext:value-type="float">
            <text:p>1.28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78967" calcext:value-type="float">
            <text:p>0.0378967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78967" calcext:value-type="float">
            <text:p>0.0378967</text:p>
          </table:table-cell>
          <table:table-cell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T 250/10 F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TKa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.28" calcext:value-type="float">
            <text:p>1.28</text:p>
          </table:table-cell>
          <table:table-cell office:value-type="float" office:value="4.579591" calcext:value-type="float">
            <text:p>4.579591</text:p>
          </table:table-cell>
          <table:table-cell office:value-type="float" office:value="0.05861877" calcext:value-type="float">
            <text:p>0.05861877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4.579591" calcext:value-type="float">
            <text:p>4.579591</text:p>
          </table:table-cell>
          <table:table-cell office:value-type="float" office:value="0.05861877" calcext:value-type="float">
            <text:p>0.05861877</text:p>
          </table:table-cell>
          <table:table-cell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1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1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5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5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5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5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7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7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7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7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ET 25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552816" calcext:value-type="float">
            <text:p>0.0355281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2" calcext:value-type="float">
            <text:p>1.2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552816" calcext:value-type="float">
            <text:p>0.03552816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ET 250/23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552816" calcext:value-type="float">
            <text:p>0.0355281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2" calcext:value-type="float">
            <text:p>1.2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552816" calcext:value-type="float">
            <text:p>0.03552816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0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0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0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0 6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6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6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6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6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0.4/10kV DOTEL 315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1.238095" calcext:value-type="float">
            <text:p>1.238095</text:p>
          </table:table-cell>
          <table:table-cell office:value-type="float" office:value="3.072112" calcext:value-type="float">
            <text:p>3.072112</text:p>
          </table:table-cell>
          <table:table-cell office:value-type="float" office:value="0.03803567" calcext:value-type="float">
            <text:p>0.03803567</text:p>
          </table:table-cell>
          <table:table-cell office:value-type="float" office:value="0.01238095" calcext:value-type="float">
            <text:p>0.012380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238095" calcext:value-type="float">
            <text:p>1.238095</text:p>
          </table:table-cell>
          <table:table-cell office:value-type="float" office:value="3.072112" calcext:value-type="float">
            <text:p>3.072112</text:p>
          </table:table-cell>
          <table:table-cell office:value-type="float" office:value="0.03803567" calcext:value-type="float">
            <text:p>0.03803567</text:p>
          </table:table-cell>
          <table:table-cell office:value-type="float" office:value="0.01238095" calcext:value-type="float">
            <text:p>0.012380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0.6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.206349" calcext:value-type="float">
            <text:p>1.206349</text:p>
          </table:table-cell>
          <table:table-cell office:value-type="float" office:value="4.872118" calcext:value-type="float">
            <text:p>4.872118</text:p>
          </table:table-cell>
          <table:table-cell office:value-type="float" office:value="0.05877475" calcext:value-type="float">
            <text:p>0.05877475</text:p>
          </table:table-cell>
          <table:table-cell office:value-type="float" office:value="0.01206349" calcext:value-type="float">
            <text:p>0.012063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206349" calcext:value-type="float">
            <text:p>1.206349</text:p>
          </table:table-cell>
          <table:table-cell office:value-type="float" office:value="4.872118" calcext:value-type="float">
            <text:p>4.872118</text:p>
          </table:table-cell>
          <table:table-cell office:value-type="float" office:value="0.05877475" calcext:value-type="float">
            <text:p>0.05877475</text:p>
          </table:table-cell>
          <table:table-cell office:value-type="float" office:value="0.01206349" calcext:value-type="float">
            <text:p>0.0120634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0.7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142857" calcext:value-type="float">
            <text:p>1.142857</text:p>
          </table:table-cell>
          <table:table-cell office:value-type="float" office:value="3.354102" calcext:value-type="float">
            <text:p>3.354102</text:p>
          </table:table-cell>
          <table:table-cell office:value-type="float" office:value="0.03833259" calcext:value-type="float">
            <text:p>0.03833259</text:p>
          </table:table-cell>
          <table:table-cell office:value-type="float" office:value="0.01142857" calcext:value-type="float">
            <text:p>0.011428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42857" calcext:value-type="float">
            <text:p>1.142857</text:p>
          </table:table-cell>
          <table:table-cell office:value-type="float" office:value="3.354102" calcext:value-type="float">
            <text:p>3.354102</text:p>
          </table:table-cell>
          <table:table-cell office:value-type="float" office:value="0.03833259" calcext:value-type="float">
            <text:p>0.03833259</text:p>
          </table:table-cell>
          <table:table-cell office:value-type="float" office:value="0.01142857" calcext:value-type="float">
            <text:p>0.0114285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0.82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079365" calcext:value-type="float">
            <text:p>1.079365</text:p>
          </table:table-cell>
          <table:table-cell office:value-type="float" office:value="5.468136" calcext:value-type="float">
            <text:p>5.468136</text:p>
          </table:table-cell>
          <table:table-cell office:value-type="float" office:value="0.05902116" calcext:value-type="float">
            <text:p>0.05902116</text:p>
          </table:table-cell>
          <table:table-cell office:value-type="float" office:value="0.01079365" calcext:value-type="float">
            <text:p>0.010793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79365" calcext:value-type="float">
            <text:p>1.079365</text:p>
          </table:table-cell>
          <table:table-cell office:value-type="float" office:value="5.468137" calcext:value-type="float">
            <text:p>5.468137</text:p>
          </table:table-cell>
          <table:table-cell office:value-type="float" office:value="0.05902116" calcext:value-type="float">
            <text:p>0.05902116</text:p>
          </table:table-cell>
          <table:table-cell office:value-type="float" office:value="0.01079365" calcext:value-type="float">
            <text:p>0.0107936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0.95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458323" calcext:value-type="float">
            <text:p>3.458323</text:p>
          </table:table-cell>
          <table:table-cell office:value-type="float" office:value="0.03842581" calcext:value-type="float">
            <text:p>0.03842581</text:p>
          </table:table-cell>
          <table:table-cell office:value-type="float" office:value="0.01111111" calcext:value-type="float">
            <text:p>0.01111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458323" calcext:value-type="float">
            <text:p>3.458323</text:p>
          </table:table-cell>
          <table:table-cell office:value-type="float" office:value="0.03842581" calcext:value-type="float">
            <text:p>0.03842581</text:p>
          </table:table-cell>
          <table:table-cell office:value-type="float" office:value="0.01111111" calcext:value-type="float">
            <text:p>0.011111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OTE 315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1.238095" calcext:value-type="float">
            <text:p>1.238095</text:p>
          </table:table-cell>
          <table:table-cell office:value-type="float" office:value="3.072112" calcext:value-type="float">
            <text:p>3.072112</text:p>
          </table:table-cell>
          <table:table-cell office:value-type="float" office:value="0.03803567" calcext:value-type="float">
            <text:p>0.03803567</text:p>
          </table:table-cell>
          <table:table-cell office:value-type="float" office:value="0.01238095" calcext:value-type="float">
            <text:p>0.012380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238095" calcext:value-type="float">
            <text:p>1.238095</text:p>
          </table:table-cell>
          <table:table-cell office:value-type="float" office:value="3.072112" calcext:value-type="float">
            <text:p>3.072112</text:p>
          </table:table-cell>
          <table:table-cell office:value-type="float" office:value="0.03803567" calcext:value-type="float">
            <text:p>0.03803567</text:p>
          </table:table-cell>
          <table:table-cell office:value-type="float" office:value="0.01238095" calcext:value-type="float">
            <text:p>0.012380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OTN 315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1.555556" calcext:value-type="float">
            <text:p>1.555556</text:p>
          </table:table-cell>
          <table:table-cell office:value-type="float" office:value="2.369018" calcext:value-type="float">
            <text:p>2.369018</text:p>
          </table:table-cell>
          <table:table-cell office:value-type="float" office:value="0.03685139" calcext:value-type="float">
            <text:p>0.03685139</text:p>
          </table:table-cell>
          <table:table-cell office:value-type="float" office:value="0.01555556" calcext:value-type="float">
            <text:p>0.015555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55556" calcext:value-type="float">
            <text:p>1.555556</text:p>
          </table:table-cell>
          <table:table-cell office:value-type="float" office:value="2.369017" calcext:value-type="float">
            <text:p>2.369017</text:p>
          </table:table-cell>
          <table:table-cell office:value-type="float" office:value="0.03685138" calcext:value-type="float">
            <text:p>0.03685138</text:p>
          </table:table-cell>
          <table:table-cell office:value-type="float" office:value="0.01555556" calcext:value-type="float">
            <text:p>0.015555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OTNL 315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1.555556" calcext:value-type="float">
            <text:p>1.555556</text:p>
          </table:table-cell>
          <table:table-cell office:value-type="float" office:value="2.369018" calcext:value-type="float">
            <text:p>2.369018</text:p>
          </table:table-cell>
          <table:table-cell office:value-type="float" office:value="0.03685139" calcext:value-type="float">
            <text:p>0.03685139</text:p>
          </table:table-cell>
          <table:table-cell office:value-type="float" office:value="0.01555556" calcext:value-type="float">
            <text:p>0.015555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55556" calcext:value-type="float">
            <text:p>1.555556</text:p>
          </table:table-cell>
          <table:table-cell office:value-type="float" office:value="2.369017" calcext:value-type="float">
            <text:p>2.369017</text:p>
          </table:table-cell>
          <table:table-cell office:value-type="float" office:value="0.03685138" calcext:value-type="float">
            <text:p>0.03685138</text:p>
          </table:table-cell>
          <table:table-cell office:value-type="float" office:value="0.01555556" calcext:value-type="float">
            <text:p>0.015555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T 315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2.987055" calcext:value-type="float">
            <text:p>2.987055</text:p>
          </table:table-cell>
          <table:table-cell office:value-type="float" office:value="0.03793086" calcext:value-type="float">
            <text:p>0.0379308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2.987056" calcext:value-type="float">
            <text:p>2.987056</text:p>
          </table:table-cell>
          <table:table-cell office:value-type="float" office:value="0.03793086" calcext:value-type="float">
            <text:p>0.0379308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T 315/10 F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4.617968" calcext:value-type="float">
            <text:p>4.617968</text:p>
          </table:table-cell>
          <table:table-cell office:value-type="float" office:value="0.05864086" calcext:value-type="float">
            <text:p>0.0586408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4.617969" calcext:value-type="float">
            <text:p>4.617969</text:p>
          </table:table-cell>
          <table:table-cell office:value-type="float" office:value="0.05864086" calcext:value-type="float">
            <text:p>0.0586408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1 4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1 6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5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5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5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5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7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7 4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7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7 6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2.987055" calcext:value-type="float">
            <text:p>2.987055</text:p>
          </table:table-cell>
          <table:table-cell office:value-type="float" office:value="0.03793086" calcext:value-type="float">
            <text:p>0.0379308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2.987056" calcext:value-type="float">
            <text:p>2.987056</text:p>
          </table:table-cell>
          <table:table-cell office:value-type="float" office:value="0.03793086" calcext:value-type="float">
            <text:p>0.0379308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7" calcext:value-type="float">
            <text:p>2.828427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8" calcext:value-type="float">
            <text:p>2.828428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0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0 4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0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0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6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6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6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6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0.78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025" calcext:value-type="float">
            <text:p>1.025</text:p>
          </table:table-cell>
          <table:table-cell office:value-type="float" office:value="5.76761" calcext:value-type="float">
            <text:p>5.76761</text:p>
          </table:table-cell>
          <table:table-cell office:value-type="float" office:value="0.059118" calcext:value-type="float">
            <text:p>0.059118</text:p>
          </table:table-cell>
          <table:table-cell office:value-type="float" office:value="0.01025" calcext:value-type="float">
            <text:p>0.010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25" calcext:value-type="float">
            <text:p>1.025</text:p>
          </table:table-cell>
          <table:table-cell office:value-type="float" office:value="5.76761" calcext:value-type="float">
            <text:p>5.76761</text:p>
          </table:table-cell>
          <table:table-cell office:value-type="float" office:value="0.059118" calcext:value-type="float">
            <text:p>0.059118</text:p>
          </table:table-cell>
          <table:table-cell office:value-type="float" office:value="0.01025" calcext:value-type="float">
            <text:p>0.010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0.9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1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0.975" calcext:value-type="float">
            <text:p>0.975</text:p>
          </table:table-cell>
          <table:table-cell office:value-type="float" office:value="6.072052" calcext:value-type="float">
            <text:p>6.072052</text:p>
          </table:table-cell>
          <table:table-cell office:value-type="float" office:value="0.05920251" calcext:value-type="float">
            <text:p>0.05920251</text:p>
          </table:table-cell>
          <table:table-cell office:value-type="float" office:value="0.00975" calcext:value-type="float">
            <text:p>0.009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75" calcext:value-type="float">
            <text:p>0.975</text:p>
          </table:table-cell>
          <table:table-cell office:value-type="float" office:value="6.072052" calcext:value-type="float">
            <text:p>6.072052</text:p>
          </table:table-cell>
          <table:table-cell office:value-type="float" office:value="0.05920251" calcext:value-type="float">
            <text:p>0.05920251</text:p>
          </table:table-cell>
          <table:table-cell office:value-type="float" office:value="0.00975" calcext:value-type="float">
            <text:p>0.009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1 GEAFOL/FC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5.362095" calcext:value-type="float">
            <text:p>5.362095</text:p>
          </table:table-cell>
          <table:table-cell office:value-type="float" office:value="0.05898305" calcext:value-type="float">
            <text:p>0.0589830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5.362095" calcext:value-type="float">
            <text:p>5.362095</text:p>
          </table:table-cell>
          <table:table-cell office:value-type="float" office:value="0.05898305" calcext:value-type="float">
            <text:p>0.05898305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1.15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0.925" calcext:value-type="float">
            <text:p>0.925</text:p>
          </table:table-cell>
          <table:table-cell office:value-type="float" office:value="4.20711" calcext:value-type="float">
            <text:p>4.20711</text:p>
          </table:table-cell>
          <table:table-cell office:value-type="float" office:value="0.03891577" calcext:value-type="float">
            <text:p>0.03891577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25" calcext:value-type="float">
            <text:p>0.925</text:p>
          </table:table-cell>
          <table:table-cell office:value-type="float" office:value="4.20711" calcext:value-type="float">
            <text:p>4.20711</text:p>
          </table:table-cell>
          <table:table-cell office:value-type="float" office:value="0.03891577" calcext:value-type="float">
            <text:p>0.03891577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float" office:value="2.9997" calcext:value-type="float">
            <text:p>2.9997</text:p>
          </table:table-cell>
          <table:table-cell office:value-type="float" office:value="0" calcext:value-type="float">
            <text:p>0</text:p>
          </table:table-cell>
          <table:table-cell office:value-type="float" office:value="302.7" calcext:value-type="float">
            <text:p>302.7</text:p>
          </table:table-cell>
          <table:table-cell office:value-type="float" office:value="0" calcext:value-type="float">
            <text:p>0</text:p>
          </table:table-cell>
          <table:table-cell office:value-type="float" office:value="300.3" calcext:value-type="float">
            <text:p>300.3</text:p>
          </table:table-cell>
          <table:table-cell office:value-type="float" office:value="0" calcext:value-type="float">
            <text:p>0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27" calcext:value-type="float">
            <text:p>3.02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03" calcext:value-type="float">
            <text:p>3.003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9999999" calcext:value-type="float">
            <text:p>9999999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0.4 MVA 10/0.4 kV DOTEL 4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OTN 4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OTNL 4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 400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 400/10 F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5.120661" calcext:value-type="float">
            <text:p>5.120661</text:p>
          </table:table-cell>
          <table:table-cell office:value-type="float" office:value="0.0588876" calcext:value-type="float">
            <text:p>0.0588876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15" calcext:value-type="float">
            <text:p>1.15</text:p>
          </table:table-cell>
          <table:table-cell office:value-type="float" office:value="5.120661" calcext:value-type="float">
            <text:p>5.120661</text:p>
          </table:table-cell>
          <table:table-cell office:value-type="float" office:value="0.0588876" calcext:value-type="float">
            <text:p>0.0588876</text:p>
          </table:table-cell>
          <table:table-cell office:value-type="float" office:value="0.0115" calcext:value-type="float">
            <text:p>0.01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Ka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1.125" calcext:value-type="float">
            <text:p>1.125</text:p>
          </table:table-cell>
          <table:table-cell office:value-type="float" office:value="5.238745" calcext:value-type="float">
            <text:p>5.238745</text:p>
          </table:table-cell>
          <table:table-cell office:value-type="float" office:value="0.05893588" calcext:value-type="float">
            <text:p>0.05893588</text:p>
          </table:table-cell>
          <table:table-cell office:value-type="float" office:value="0.01125" calcext:value-type="float">
            <text:p>0.01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125" calcext:value-type="float">
            <text:p>1.125</text:p>
          </table:table-cell>
          <table:table-cell office:value-type="float" office:value="5.238744" calcext:value-type="float">
            <text:p>5.238744</text:p>
          </table:table-cell>
          <table:table-cell office:value-type="float" office:value="0.05893588" calcext:value-type="float">
            <text:p>0.05893588</text:p>
          </table:table-cell>
          <table:table-cell office:value-type="float" office:value="0.01125" calcext:value-type="float">
            <text:p>0.01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TH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THY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1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1 6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5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5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5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5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7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7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7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7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.325" calcext:value-type="float">
            <text:p>1.325</text:p>
          </table:table-cell>
          <table:table-cell office:value-type="float" office:value="2.848432" calcext:value-type="float">
            <text:p>2.848432</text:p>
          </table:table-cell>
          <table:table-cell office:value-type="float" office:value="0.03774172" calcext:value-type="float">
            <text:p>0.03774172</text:p>
          </table:table-cell>
          <table:table-cell office:value-type="float" office:value="0.01325" calcext:value-type="float">
            <text:p>0.013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25" calcext:value-type="float">
            <text:p>1.325</text:p>
          </table:table-cell>
          <table:table-cell office:value-type="float" office:value="2.848432" calcext:value-type="float">
            <text:p>2.848432</text:p>
          </table:table-cell>
          <table:table-cell office:value-type="float" office:value="0.03774172" calcext:value-type="float">
            <text:p>0.03774172</text:p>
          </table:table-cell>
          <table:table-cell office:value-type="float" office:value="0.01325" calcext:value-type="float">
            <text:p>0.013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0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0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0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0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6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6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6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6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0.9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0.94" calcext:value-type="float">
            <text:p>0.94</text:p>
          </table:table-cell>
          <table:table-cell office:value-type="float" office:value="6.304159" calcext:value-type="float">
            <text:p>6.304159</text:p>
          </table:table-cell>
          <table:table-cell office:value-type="float" office:value="0.05925909" calcext:value-type="float">
            <text:p>0.05925909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399999" calcext:value-type="float">
            <text:p>0.9399999</text:p>
          </table:table-cell>
          <table:table-cell office:value-type="float" office:value="6.304159" calcext:value-type="float">
            <text:p>6.304159</text:p>
          </table:table-cell>
          <table:table-cell office:value-type="float" office:value="0.05925909" calcext:value-type="float">
            <text:p>0.05925909</text:p>
          </table:table-cell>
          <table:table-cell office:value-type="float" office:value="0.0094" calcext:value-type="float">
            <text:p>0.009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1.01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0.96" calcext:value-type="float">
            <text:p>0.96</text:p>
          </table:table-cell>
          <table:table-cell office:value-type="float" office:value="4.044887" calcext:value-type="float">
            <text:p>4.044887</text:p>
          </table:table-cell>
          <table:table-cell office:value-type="float" office:value="0.03883091" calcext:value-type="float">
            <text:p>0.03883091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4.044887" calcext:value-type="float">
            <text:p>4.044887</text:p>
          </table:table-cell>
          <table:table-cell office:value-type="float" office:value="0.03883091" calcext:value-type="float">
            <text:p>0.03883091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1.2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1.2 GEAFOL/FC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1.04" calcext:value-type="float">
            <text:p>1.04</text:p>
          </table:table-cell>
          <table:table-cell office:value-type="float" office:value="5.681903" calcext:value-type="float">
            <text:p>5.681903</text:p>
          </table:table-cell>
          <table:table-cell office:value-type="float" office:value="0.05909179" calcext:value-type="float">
            <text:p>0.05909179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4" calcext:value-type="float">
            <text:p>1.04</text:p>
          </table:table-cell>
          <table:table-cell office:value-type="float" office:value="5.681903" calcext:value-type="float">
            <text:p>5.681903</text:p>
          </table:table-cell>
          <table:table-cell office:value-type="float" office:value="0.05909179" calcext:value-type="float">
            <text:p>0.05909179</text:p>
          </table:table-cell>
          <table:table-cell office:value-type="float" office:value="0.0104" calcext:value-type="float">
            <text:p>0.010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1.3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0.84" calcext:value-type="float">
            <text:p>0.84</text:p>
          </table:table-cell>
          <table:table-cell office:value-type="float" office:value="4.655721" calcext:value-type="float">
            <text:p>4.655721</text:p>
          </table:table-cell>
          <table:table-cell office:value-type="float" office:value="0.03910805" calcext:value-type="float">
            <text:p>0.03910805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</text:p>
          </table:table-cell>
          <table:table-cell office:value-type="float" office:value="4.655721" calcext:value-type="float">
            <text:p>4.655721</text:p>
          </table:table-cell>
          <table:table-cell office:value-type="float" office:value="0.03910805" calcext:value-type="float">
            <text:p>0.03910805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OTE 5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OTEL 5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OTN 5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.15" calcext:value-type="float">
            <text:p>7.15</text:p>
          </table:table-cell>
          <table:table-cell office:value-type="float" office:value="1.43" calcext:value-type="float">
            <text:p>1.43</text:p>
          </table:table-cell>
          <table:table-cell office:value-type="float" office:value="2.612345" calcext:value-type="float">
            <text:p>2.612345</text:p>
          </table:table-cell>
          <table:table-cell office:value-type="float" office:value="0.03735653" calcext:value-type="float">
            <text:p>0.03735653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.43</text:p>
          </table:table-cell>
          <table:table-cell office:value-type="float" office:value="2.612345" calcext:value-type="float">
            <text:p>2.612345</text:p>
          </table:table-cell>
          <table:table-cell office:value-type="float" office:value="0.03735653" calcext:value-type="float">
            <text:p>0.03735653</text:p>
          </table:table-cell>
          <table:table-cell office:value-type="float" office:value="0.0143" calcext:value-type="float">
            <text:p>0.014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OTNL 5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.15" calcext:value-type="float">
            <text:p>7.15</text:p>
          </table:table-cell>
          <table:table-cell office:value-type="float" office:value="1.43" calcext:value-type="float">
            <text:p>1.43</text:p>
          </table:table-cell>
          <table:table-cell office:value-type="float" office:value="2.612345" calcext:value-type="float">
            <text:p>2.612345</text:p>
          </table:table-cell>
          <table:table-cell office:value-type="float" office:value="0.03735653" calcext:value-type="float">
            <text:p>0.03735653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.43</text:p>
          </table:table-cell>
          <table:table-cell office:value-type="float" office:value="2.612345" calcext:value-type="float">
            <text:p>2.612345</text:p>
          </table:table-cell>
          <table:table-cell office:value-type="float" office:value="0.03735653" calcext:value-type="float">
            <text:p>0.03735653</text:p>
          </table:table-cell>
          <table:table-cell office:value-type="float" office:value="0.0143" calcext:value-type="float">
            <text:p>0.014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 500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1.08" calcext:value-type="float">
            <text:p>1.08</text:p>
          </table:table-cell>
          <table:table-cell office:value-type="float" office:value="3.566149" calcext:value-type="float">
            <text:p>3.566149</text:p>
          </table:table-cell>
          <table:table-cell office:value-type="float" office:value="0.03851441" calcext:value-type="float">
            <text:p>0.03851441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3.566149" calcext:value-type="float">
            <text:p>3.566149</text:p>
          </table:table-cell>
          <table:table-cell office:value-type="float" office:value="0.03851441" calcext:value-type="float">
            <text:p>0.03851441</text:p>
          </table:table-cell>
          <table:table-cell office:value-type="float" office:value="0.0108" calcext:value-type="float">
            <text:p>0.01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 500/10 F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5.362095" calcext:value-type="float">
            <text:p>5.362095</text:p>
          </table:table-cell>
          <table:table-cell office:value-type="float" office:value="0.05898305" calcext:value-type="float">
            <text:p>0.0589830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5.362095" calcext:value-type="float">
            <text:p>5.362095</text:p>
          </table:table-cell>
          <table:table-cell office:value-type="float" office:value="0.05898305" calcext:value-type="float">
            <text:p>0.05898305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TH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1.02" calcext:value-type="float">
            <text:p>1.02</text:p>
          </table:table-cell>
          <table:table-cell office:value-type="float" office:value="3.791926" calcext:value-type="float">
            <text:p>3.791926</text:p>
          </table:table-cell>
          <table:table-cell office:value-type="float" office:value="0.03867764" calcext:value-type="float">
            <text:p>0.03867764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office:value-type="float" office:value="3.791926" calcext:value-type="float">
            <text:p>3.791926</text:p>
          </table:table-cell>
          <table:table-cell office:value-type="float" office:value="0.03867764" calcext:value-type="float">
            <text:p>0.03867764</text:p>
          </table:table-cell>
          <table:table-cell office:value-type="float" office:value="0.0102" calcext:value-type="float">
            <text:p>0.010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1.02" calcext:value-type="float">
            <text:p>1.02</text:p>
          </table:table-cell>
          <table:table-cell office:value-type="float" office:value="3.791926" calcext:value-type="float">
            <text:p>3.791926</text:p>
          </table:table-cell>
          <table:table-cell office:value-type="float" office:value="0.03867764" calcext:value-type="float">
            <text:p>0.03867764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office:value-type="float" office:value="3.791926" calcext:value-type="float">
            <text:p>3.791926</text:p>
          </table:table-cell>
          <table:table-cell office:value-type="float" office:value="0.03867764" calcext:value-type="float">
            <text:p>0.03867764</text:p>
          </table:table-cell>
          <table:table-cell office:value-type="float" office:value="0.0102" calcext:value-type="float">
            <text:p>0.010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THY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1.06" calcext:value-type="float">
            <text:p>1.06</text:p>
          </table:table-cell>
          <table:table-cell office:value-type="float" office:value="5.571343" calcext:value-type="float">
            <text:p>5.571343</text:p>
          </table:table-cell>
          <table:table-cell office:value-type="float" office:value="0.05905624" calcext:value-type="float">
            <text:p>0.05905624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6" calcext:value-type="float">
            <text:p>1.06</text:p>
          </table:table-cell>
          <table:table-cell office:value-type="float" office:value="5.571344" calcext:value-type="float">
            <text:p>5.571344</text:p>
          </table:table-cell>
          <table:table-cell office:value-type="float" office:value="0.05905624" calcext:value-type="float">
            <text:p>0.05905624</text:p>
          </table:table-cell>
          <table:table-cell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1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1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5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5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5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5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7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7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7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7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1.04" calcext:value-type="float">
            <text:p>1.04</text:p>
          </table:table-cell>
          <table:table-cell office:value-type="float" office:value="3.713879" calcext:value-type="float">
            <text:p>3.713879</text:p>
          </table:table-cell>
          <table:table-cell office:value-type="float" office:value="0.03862434" calcext:value-type="float">
            <text:p>0.03862434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4" calcext:value-type="float">
            <text:p>1.04</text:p>
          </table:table-cell>
          <table:table-cell office:value-type="float" office:value="3.713879" calcext:value-type="float">
            <text:p>3.713879</text:p>
          </table:table-cell>
          <table:table-cell office:value-type="float" office:value="0.03862434" calcext:value-type="float">
            <text:p>0.03862434</text:p>
          </table:table-cell>
          <table:table-cell office:value-type="float" office:value="0.0104" calcext:value-type="float">
            <text:p>0.010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0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0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0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0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6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6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6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6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09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5.820978" calcext:value-type="float">
            <text:p>5.820978</text:p>
          </table:table-cell>
          <table:table-cell office:value-type="float" office:value="0.05913375" calcext:value-type="float">
            <text:p>0.0591337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5.820978" calcext:value-type="float">
            <text:p>5.820978</text:p>
          </table:table-cell>
          <table:table-cell office:value-type="float" office:value="0.05913375" calcext:value-type="float">
            <text:p>0.0591337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17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0.8888889" calcext:value-type="float">
            <text:p>0.8888889</text:p>
          </table:table-cell>
          <table:table-cell office:value-type="float" office:value="6.675515" calcext:value-type="float">
            <text:p>6.675515</text:p>
          </table:table-cell>
          <table:table-cell office:value-type="float" office:value="0.05933791" calcext:value-type="float">
            <text:p>0.05933791</text:p>
          </table:table-cell>
          <table:table-cell office:value-type="float" office:value="0.00888889" calcext:value-type="float">
            <text:p>0.008888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888889" calcext:value-type="float">
            <text:p>0.8888889</text:p>
          </table:table-cell>
          <table:table-cell office:value-type="float" office:value="6.675515" calcext:value-type="float">
            <text:p>6.675515</text:p>
          </table:table-cell>
          <table:table-cell office:value-type="float" office:value="0.05933791" calcext:value-type="float">
            <text:p>0.05933791</text:p>
          </table:table-cell>
          <table:table-cell office:value-type="float" office:value="0.00888889" calcext:value-type="float">
            <text:p>0.0088888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4 GEAFOL/FC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0.968254" calcext:value-type="float">
            <text:p>0.968254</text:p>
          </table:table-cell>
          <table:table-cell office:value-type="float" office:value="6.115501" calcext:value-type="float">
            <text:p>6.115501</text:p>
          </table:table-cell>
          <table:table-cell office:value-type="float" office:value="0.05921358" calcext:value-type="float">
            <text:p>0.05921358</text:p>
          </table:table-cell>
          <table:table-cell office:value-type="float" office:value="0.00968254" calcext:value-type="float">
            <text:p>0.009682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68254" calcext:value-type="float">
            <text:p>0.968254</text:p>
          </table:table-cell>
          <table:table-cell office:value-type="float" office:value="6.115501" calcext:value-type="float">
            <text:p>6.115501</text:p>
          </table:table-cell>
          <table:table-cell office:value-type="float" office:value="0.05921358" calcext:value-type="float">
            <text:p>0.05921358</text:p>
          </table:table-cell>
          <table:table-cell office:value-type="float" office:value="0.00968254" calcext:value-type="float">
            <text:p>0.0096825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5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4.228182" calcext:value-type="float">
            <text:p>4.228182</text:p>
          </table:table-cell>
          <table:table-cell office:value-type="float" office:value="0.03892612" calcext:value-type="float">
            <text:p>0.03892612</text:p>
          </table:table-cell>
          <table:table-cell office:value-type="float" office:value="0.00920635" calcext:value-type="float">
            <text:p>0.009206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4.228182" calcext:value-type="float">
            <text:p>4.228182</text:p>
          </table:table-cell>
          <table:table-cell office:value-type="float" office:value="0.03892612" calcext:value-type="float">
            <text:p>0.03892612</text:p>
          </table:table-cell>
          <table:table-cell office:value-type="float" office:value="0.00920635" calcext:value-type="float">
            <text:p>0.009206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OTE 63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3.745735" calcext:value-type="float">
            <text:p>3.745735</text:p>
          </table:table-cell>
          <table:table-cell office:value-type="float" office:value="0.03864647" calcext:value-type="float">
            <text:p>0.03864647</text:p>
          </table:table-cell>
          <table:table-cell office:value-type="float" office:value="0.01031746" calcext:value-type="float">
            <text:p>0.01031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3.745735" calcext:value-type="float">
            <text:p>3.745735</text:p>
          </table:table-cell>
          <table:table-cell office:value-type="float" office:value="0.03864647" calcext:value-type="float">
            <text:p>0.03864647</text:p>
          </table:table-cell>
          <table:table-cell office:value-type="float" office:value="0.01031746" calcext:value-type="float">
            <text:p>0.010317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OTEL 63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3.745735" calcext:value-type="float">
            <text:p>3.745735</text:p>
          </table:table-cell>
          <table:table-cell office:value-type="float" office:value="0.03864647" calcext:value-type="float">
            <text:p>0.03864647</text:p>
          </table:table-cell>
          <table:table-cell office:value-type="float" office:value="0.01031746" calcext:value-type="float">
            <text:p>0.01031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3.745735" calcext:value-type="float">
            <text:p>3.745735</text:p>
          </table:table-cell>
          <table:table-cell office:value-type="float" office:value="0.03864647" calcext:value-type="float">
            <text:p>0.03864647</text:p>
          </table:table-cell>
          <table:table-cell office:value-type="float" office:value="0.01031746" calcext:value-type="float">
            <text:p>0.010317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OTN 63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7" calcext:value-type="float">
            <text:p>2.828427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8" calcext:value-type="float">
            <text:p>2.828428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OTNL 63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7" calcext:value-type="float">
            <text:p>2.828427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8" calcext:value-type="float">
            <text:p>2.828428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 630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3.684903" calcext:value-type="float">
            <text:p>3.684903</text:p>
          </table:table-cell>
          <table:table-cell office:value-type="float" office:value="0.03860375" calcext:value-type="float">
            <text:p>0.03860375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3.684904" calcext:value-type="float">
            <text:p>3.684904</text:p>
          </table:table-cell>
          <table:table-cell office:value-type="float" office:value="0.03860375" calcext:value-type="float">
            <text:p>0.03860375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 630/10 F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5.72876" calcext:value-type="float">
            <text:p>5.72876</text:p>
          </table:table-cell>
          <table:table-cell office:value-type="float" office:value="0.05910626" calcext:value-type="float">
            <text:p>0.05910626</text:p>
          </table:table-cell>
          <table:table-cell office:value-type="float" office:value="0.01031746" calcext:value-type="float">
            <text:p>0.01031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5.72876" calcext:value-type="float">
            <text:p>5.72876</text:p>
          </table:table-cell>
          <table:table-cell office:value-type="float" office:value="0.05910626" calcext:value-type="float">
            <text:p>0.05910626</text:p>
          </table:table-cell>
          <table:table-cell office:value-type="float" office:value="0.01031746" calcext:value-type="float">
            <text:p>0.010317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Ka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5.72876" calcext:value-type="float">
            <text:p>5.72876</text:p>
          </table:table-cell>
          <table:table-cell office:value-type="float" office:value="0.05910626" calcext:value-type="float">
            <text:p>0.05910626</text:p>
          </table:table-cell>
          <table:table-cell office:value-type="float" office:value="0.01031746" calcext:value-type="float">
            <text:p>0.01031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5.72876" calcext:value-type="float">
            <text:p>5.72876</text:p>
          </table:table-cell>
          <table:table-cell office:value-type="float" office:value="0.05910626" calcext:value-type="float">
            <text:p>0.05910626</text:p>
          </table:table-cell>
          <table:table-cell office:value-type="float" office:value="0.01031746" calcext:value-type="float">
            <text:p>0.010317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TH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THY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6.220128" calcext:value-type="float">
            <text:p>6.220128</text:p>
          </table:table-cell>
          <table:table-cell office:value-type="float" office:value="0.05923932" calcext:value-type="float">
            <text:p>0.05923932</text:p>
          </table:table-cell>
          <table:table-cell office:value-type="float" office:value="0.00952381" calcext:value-type="float">
            <text:p>0.009523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6.220128" calcext:value-type="float">
            <text:p>6.220128</text:p>
          </table:table-cell>
          <table:table-cell office:value-type="float" office:value="0.05923932" calcext:value-type="float">
            <text:p>0.05923932</text:p>
          </table:table-cell>
          <table:table-cell office:value-type="float" office:value="0.00952381" calcext:value-type="float">
            <text:p>0.0095238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1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1 4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1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1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5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5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5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5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7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7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7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7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3872983" calcext:value-type="float">
            <text:p>0.0387298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3872983" calcext:value-type="float">
            <text:p>0.03872983</text:p>
          </table:table-cell>
          <table:table-cell office:value-type="float" office:value="0.01" calcext:value-type="float">
            <text:p>0.0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  <table:table-cell office:value-type="float" office:value="1.079365" calcext:value-type="float">
            <text:p>1.079365</text:p>
          </table:table-cell>
          <table:table-cell office:value-type="float" office:value="3.568412" calcext:value-type="float">
            <text:p>3.568412</text:p>
          </table:table-cell>
          <table:table-cell office:value-type="float" office:value="0.03851619" calcext:value-type="float">
            <text:p>0.03851619</text:p>
          </table:table-cell>
          <table:table-cell office:value-type="float" office:value="0.01079365" calcext:value-type="float">
            <text:p>0.010793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9365" calcext:value-type="float">
            <text:p>1.079365</text:p>
          </table:table-cell>
          <table:table-cell office:value-type="float" office:value="3.568412" calcext:value-type="float">
            <text:p>3.568412</text:p>
          </table:table-cell>
          <table:table-cell office:value-type="float" office:value="0.03851619" calcext:value-type="float">
            <text:p>0.03851619</text:p>
          </table:table-cell>
          <table:table-cell office:value-type="float" office:value="0.01079365" calcext:value-type="float">
            <text:p>0.0107936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0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0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0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0 6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6 4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6 4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6 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6 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33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4.033738" calcext:value-type="float">
            <text:p>4.033738</text:p>
          </table:table-cell>
          <table:table-cell office:value-type="float" office:value="0.03882473" calcext:value-type="float">
            <text:p>0.03882473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625" calcext:value-type="float">
            <text:p>0.9625</text:p>
          </table:table-cell>
          <table:table-cell office:value-type="float" office:value="4.033738" calcext:value-type="float">
            <text:p>4.033738</text:p>
          </table:table-cell>
          <table:table-cell office:value-type="float" office:value="0.03882473" calcext:value-type="float">
            <text:p>0.03882473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7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0.825" calcext:value-type="float">
            <text:p>0.825</text:p>
          </table:table-cell>
          <table:table-cell office:value-type="float" office:value="7.203649" calcext:value-type="float">
            <text:p>7.203649</text:p>
          </table:table-cell>
          <table:table-cell office:value-type="float" office:value="0.0594301" calcext:value-type="float">
            <text:p>0.0594301</text:p>
          </table:table-cell>
          <table:table-cell office:value-type="float" office:value="0.00825" calcext:value-type="float">
            <text:p>0.008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25" calcext:value-type="float">
            <text:p>0.825</text:p>
          </table:table-cell>
          <table:table-cell office:value-type="float" office:value="7.203649" calcext:value-type="float">
            <text:p>7.203649</text:p>
          </table:table-cell>
          <table:table-cell office:value-type="float" office:value="0.0594301" calcext:value-type="float">
            <text:p>0.0594301</text:p>
          </table:table-cell>
          <table:table-cell office:value-type="float" office:value="0.00825" calcext:value-type="float">
            <text:p>0.008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7 GEAFOL/FC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8" calcext:value-type="float">
            <text:p>6.8</text:p>
          </table:table-cell>
          <table:table-cell office:value-type="float" office:value="0.85" calcext:value-type="float">
            <text:p>0.85</text:p>
          </table:table-cell>
          <table:table-cell office:value-type="float" office:value="6.98763" calcext:value-type="float">
            <text:p>6.98763</text:p>
          </table:table-cell>
          <table:table-cell office:value-type="float" office:value="0.05939486" calcext:value-type="float">
            <text:p>0.05939486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6.98763" calcext:value-type="float">
            <text:p>6.98763</text:p>
          </table:table-cell>
          <table:table-cell office:value-type="float" office:value="0.05939486" calcext:value-type="float">
            <text:p>0.05939486</text:p>
          </table:table-cell>
          <table:table-cell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8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0.825" calcext:value-type="float">
            <text:p>0.825</text:p>
          </table:table-cell>
          <table:table-cell office:value-type="float" office:value="4.744239" calcext:value-type="float">
            <text:p>4.744239</text:p>
          </table:table-cell>
          <table:table-cell office:value-type="float" office:value="0.03913997" calcext:value-type="float">
            <text:p>0.03913997</text:p>
          </table:table-cell>
          <table:table-cell office:value-type="float" office:value="0.00825" calcext:value-type="float">
            <text:p>0.008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825" calcext:value-type="float">
            <text:p>0.825</text:p>
          </table:table-cell>
          <table:table-cell office:value-type="float" office:value="4.744239" calcext:value-type="float">
            <text:p>4.744239</text:p>
          </table:table-cell>
          <table:table-cell office:value-type="float" office:value="0.03913997" calcext:value-type="float">
            <text:p>0.03913997</text:p>
          </table:table-cell>
          <table:table-cell office:value-type="float" office:value="0.00825" calcext:value-type="float">
            <text:p>0.008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OTE 8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OTEL 8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T 800/10 F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</text:p>
          </table:table-cell>
          <table:table-cell office:value-type="float" office:value="0.975" calcext:value-type="float">
            <text:p>0.975</text:p>
          </table:table-cell>
          <table:table-cell office:value-type="float" office:value="6.072052" calcext:value-type="float">
            <text:p>6.072052</text:p>
          </table:table-cell>
          <table:table-cell office:value-type="float" office:value="0.05920251" calcext:value-type="float">
            <text:p>0.05920251</text:p>
          </table:table-cell>
          <table:table-cell office:value-type="float" office:value="0.00975" calcext:value-type="float">
            <text:p>0.009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975" calcext:value-type="float">
            <text:p>0.975</text:p>
          </table:table-cell>
          <table:table-cell office:value-type="float" office:value="6.072052" calcext:value-type="float">
            <text:p>6.072052</text:p>
          </table:table-cell>
          <table:table-cell office:value-type="float" office:value="0.05920251" calcext:value-type="float">
            <text:p>0.05920251</text:p>
          </table:table-cell>
          <table:table-cell office:value-type="float" office:value="0.00975" calcext:value-type="float">
            <text:p>0.009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TTH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0.9374999" calcext:value-type="float">
            <text:p>0.9374999</text:p>
          </table:table-cell>
          <table:table-cell office:value-type="float" office:value="6.321393" calcext:value-type="float">
            <text:p>6.321393</text:p>
          </table:table-cell>
          <table:table-cell office:value-type="float" office:value="0.05926305" calcext:value-type="float">
            <text:p>0.05926305</text:p>
          </table:table-cell>
          <table:table-cell office:value-type="float" office:value="0.009375" calcext:value-type="float">
            <text:p>0.00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375" calcext:value-type="float">
            <text:p>0.9375</text:p>
          </table:table-cell>
          <table:table-cell office:value-type="float" office:value="6.321392" calcext:value-type="float">
            <text:p>6.321392</text:p>
          </table:table-cell>
          <table:table-cell office:value-type="float" office:value="0.05926305" calcext:value-type="float">
            <text:p>0.05926305</text:p>
          </table:table-cell>
          <table:table-cell office:value-type="float" office:value="0.009375" calcext:value-type="float">
            <text:p>0.00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TTHI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25" calcext:value-type="float">
            <text:p>0.625</text:p>
          </table:table-cell>
          <table:table-cell office:value-type="float" office:value="9.547774" calcext:value-type="float">
            <text:p>9.547774</text:p>
          </table:table-cell>
          <table:table-cell office:value-type="float" office:value="0.05967359" calcext:value-type="float">
            <text:p>0.05967359</text:p>
          </table:table-cell>
          <table:table-cell office:value-type="float" office:value="0.00625" calcext:value-type="float">
            <text:p>0.00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9.547774" calcext:value-type="float">
            <text:p>9.547774</text:p>
          </table:table-cell>
          <table:table-cell office:value-type="float" office:value="0.05967359" calcext:value-type="float">
            <text:p>0.05967359</text:p>
          </table:table-cell>
          <table:table-cell office:value-type="float" office:value="0.00625" calcext:value-type="float">
            <text:p>0.0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6.783834" calcext:value-type="float">
            <text:p>6.783834</text:p>
          </table:table-cell>
          <table:table-cell office:value-type="float" office:value="0.05935855" calcext:value-type="float">
            <text:p>0.05935855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75" calcext:value-type="float">
            <text:p>0.875</text:p>
          </table:table-cell>
          <table:table-cell office:value-type="float" office:value="6.783834" calcext:value-type="float">
            <text:p>6.783834</text:p>
          </table:table-cell>
          <table:table-cell office:value-type="float" office:value="0.05935855" calcext:value-type="float">
            <text:p>0.05935855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9" calcext:value-type="float">
            <text:p>6.9</text:p>
          </table:table-cell>
          <table:table-cell office:value-type="float" office:value="0.8625" calcext:value-type="float">
            <text:p>0.8625</text:p>
          </table:table-cell>
          <table:table-cell office:value-type="float" office:value="6.884272" calcext:value-type="float">
            <text:p>6.884272</text:p>
          </table:table-cell>
          <table:table-cell office:value-type="float" office:value="0.05937684" calcext:value-type="float">
            <text:p>0.05937684</text:p>
          </table:table-cell>
          <table:table-cell office:value-type="float" office:value="0.008625" calcext:value-type="float">
            <text:p>0.008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625" calcext:value-type="float">
            <text:p>0.8625</text:p>
          </table:table-cell>
          <table:table-cell office:value-type="float" office:value="6.884272" calcext:value-type="float">
            <text:p>6.884272</text:p>
          </table:table-cell>
          <table:table-cell office:value-type="float" office:value="0.05937684" calcext:value-type="float">
            <text:p>0.05937684</text:p>
          </table:table-cell>
          <table:table-cell office:value-type="float" office:value="0.008625" calcext:value-type="float">
            <text:p>0.008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6.783834" calcext:value-type="float">
            <text:p>6.783834</text:p>
          </table:table-cell>
          <table:table-cell office:value-type="float" office:value="0.05935855" calcext:value-type="float">
            <text:p>0.05935855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75" calcext:value-type="float">
            <text:p>0.875</text:p>
          </table:table-cell>
          <table:table-cell office:value-type="float" office:value="6.783834" calcext:value-type="float">
            <text:p>6.783834</text:p>
          </table:table-cell>
          <table:table-cell office:value-type="float" office:value="0.05935855" calcext:value-type="float">
            <text:p>0.05935855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1.56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.2</text:p>
          </table:table-cell>
          <table:table-cell office:value-type="float" office:value="0.82" calcext:value-type="float">
            <text:p>0.82</text:p>
          </table:table-cell>
          <table:table-cell office:value-type="float" office:value="7.248418" calcext:value-type="float">
            <text:p>7.248418</text:p>
          </table:table-cell>
          <table:table-cell office:value-type="float" office:value="0.05943703" calcext:value-type="float">
            <text:p>0.05943703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  <table:table-cell office:value-type="float" office:value="7.248418" calcext:value-type="float">
            <text:p>7.248418</text:p>
          </table:table-cell>
          <table:table-cell office:value-type="float" office:value="0.05943703" calcext:value-type="float">
            <text:p>0.05943703</text:p>
          </table:table-cell>
          <table:table-cell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1.6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0.92" calcext:value-type="float">
            <text:p>0.92</text:p>
          </table:table-cell>
          <table:table-cell office:value-type="float" office:value="4.231264" calcext:value-type="float">
            <text:p>4.231264</text:p>
          </table:table-cell>
          <table:table-cell office:value-type="float" office:value="0.03892763" calcext:value-type="float">
            <text:p>0.03892763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office:value-type="float" office:value="4.231264" calcext:value-type="float">
            <text:p>4.231264</text:p>
          </table:table-cell>
          <table:table-cell office:value-type="float" office:value="0.03892763" calcext:value-type="float">
            <text:p>0.03892763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2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.9</text:p>
          </table:table-cell>
          <table:table-cell office:value-type="float" office:value="0.7900001" calcext:value-type="float">
            <text:p>0.7900001</text:p>
          </table:table-cell>
          <table:table-cell office:value-type="float" office:value="7.528815" calcext:value-type="float">
            <text:p>7.528815</text:p>
          </table:table-cell>
          <table:table-cell office:value-type="float" office:value="0.05947764" calcext:value-type="float">
            <text:p>0.05947764</text:p>
          </table:table-cell>
          <table:table-cell office:value-type="float" office:value="0.0079" calcext:value-type="float">
            <text:p>0.00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office:value-type="float" office:value="7.528815" calcext:value-type="float">
            <text:p>7.528815</text:p>
          </table:table-cell>
          <table:table-cell office:value-type="float" office:value="0.05947764" calcext:value-type="float">
            <text:p>0.05947764</text:p>
          </table:table-cell>
          <table:table-cell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2 GEAFOL/FC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7.433034" calcext:value-type="float">
            <text:p>7.433034</text:p>
          </table:table-cell>
          <table:table-cell office:value-type="float" office:value="0.05946428" calcext:value-type="float">
            <text:p>0.0594642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7.433034" calcext:value-type="float">
            <text:p>7.433034</text:p>
          </table:table-cell>
          <table:table-cell office:value-type="float" office:value="0.05946428" calcext:value-type="float">
            <text:p>0.05946428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2.1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0.75" calcext:value-type="float">
            <text:p>0.75</text:p>
          </table:table-cell>
          <table:table-cell office:value-type="float" office:value="5.238745" calcext:value-type="float">
            <text:p>5.238745</text:p>
          </table:table-cell>
          <table:table-cell office:value-type="float" office:value="0.03929058" calcext:value-type="float">
            <text:p>0.03929058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5.238745" calcext:value-type="float">
            <text:p>5.238745</text:p>
          </table:table-cell>
          <table:table-cell office:value-type="float" office:value="0.03929058" calcext:value-type="float">
            <text:p>0.03929058</text:p>
          </table:table-cell>
          <table:table-cell office:value-type="float" office:value="0.0075" calcext:value-type="float">
            <text:p>0.0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OTE 10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1.05" calcext:value-type="float">
            <text:p>1.05</text:p>
          </table:table-cell>
          <table:table-cell office:value-type="float" office:value="5.626105" calcext:value-type="float">
            <text:p>5.626105</text:p>
          </table:table-cell>
          <table:table-cell office:value-type="float" office:value="0.0590741" calcext:value-type="float">
            <text:p>0.0590741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5.626105" calcext:value-type="float">
            <text:p>5.626105</text:p>
          </table:table-cell>
          <table:table-cell office:value-type="float" office:value="0.0590741" calcext:value-type="float">
            <text:p>0.0590741</text:p>
          </table:table-cell>
          <table:table-cell office:value-type="float" office:value="0.0105" calcext:value-type="float">
            <text:p>0.010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OTEL 10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1.05" calcext:value-type="float">
            <text:p>1.05</text:p>
          </table:table-cell>
          <table:table-cell office:value-type="float" office:value="5.626105" calcext:value-type="float">
            <text:p>5.626105</text:p>
          </table:table-cell>
          <table:table-cell office:value-type="float" office:value="0.0590741" calcext:value-type="float">
            <text:p>0.0590741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5.626105" calcext:value-type="float">
            <text:p>5.626105</text:p>
          </table:table-cell>
          <table:table-cell office:value-type="float" office:value="0.0590741" calcext:value-type="float">
            <text:p>0.0590741</text:p>
          </table:table-cell>
          <table:table-cell office:value-type="float" office:value="0.0105" calcext:value-type="float">
            <text:p>0.010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 1000 <text:s text:c="2"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8.2" calcext:value-type="float">
            <text:p>8.2</text:p>
          </table:table-cell>
          <table:table-cell office:value-type="float" office:value="0.82" calcext:value-type="float">
            <text:p>0.82</text:p>
          </table:table-cell>
          <table:table-cell office:value-type="float" office:value="6.632352" calcext:value-type="float">
            <text:p>6.632352</text:p>
          </table:table-cell>
          <table:table-cell office:value-type="float" office:value="0.05438529" calcext:value-type="float">
            <text:p>0.05438529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5.5" calcext:value-type="float">
            <text:p>5.5</text:p>
          </table:table-cell>
          <table:table-cell office:value-type="float" office:value="0.82" calcext:value-type="float">
            <text:p>0.82</text:p>
          </table:table-cell>
          <table:table-cell office:value-type="float" office:value="6.632352" calcext:value-type="float">
            <text:p>6.632352</text:p>
          </table:table-cell>
          <table:table-cell office:value-type="float" office:value="0.05438529" calcext:value-type="float">
            <text:p>0.05438529</text:p>
          </table:table-cell>
          <table:table-cell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 1000/10 F SGB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0.95" calcext:value-type="float">
            <text:p>0.95</text:p>
          </table:table-cell>
          <table:table-cell office:value-type="float" office:value="6.236121" calcext:value-type="float">
            <text:p>6.236121</text:p>
          </table:table-cell>
          <table:table-cell office:value-type="float" office:value="0.05924314" calcext:value-type="float">
            <text:p>0.05924314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6.236121" calcext:value-type="float">
            <text:p>6.236121</text:p>
          </table:table-cell>
          <table:table-cell office:value-type="float" office:value="0.05924314" calcext:value-type="float">
            <text:p>0.05924314</text:p>
          </table:table-cell>
          <table:table-cell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Ka SGB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7" calcext:value-type="float">
            <text:p>8.7</text:p>
          </table:table-cell>
          <table:table-cell office:value-type="float" office:value="0.87" calcext:value-type="float">
            <text:p>0.87</text:p>
          </table:table-cell>
          <table:table-cell office:value-type="float" office:value="6.823667" calcext:value-type="float">
            <text:p>6.823667</text:p>
          </table:table-cell>
          <table:table-cell office:value-type="float" office:value="0.0593659" calcext:value-type="float">
            <text:p>0.059365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87" calcext:value-type="float">
            <text:p>0.87</text:p>
          </table:table-cell>
          <table:table-cell office:value-type="float" office:value="6.823667" calcext:value-type="float">
            <text:p>6.823667</text:p>
          </table:table-cell>
          <table:table-cell office:value-type="float" office:value="0.0593659" calcext:value-type="float">
            <text:p>0.0593659</text:p>
          </table:table-cell>
          <table:table-cell office:value-type="float" office:value="0.0087" calcext:value-type="float">
            <text:p>0.00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TH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THIL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0.61" calcext:value-type="float">
            <text:p>0.61</text:p>
          </table:table-cell>
          <table:table-cell office:value-type="float" office:value="9.785101" calcext:value-type="float">
            <text:p>9.785101</text:p>
          </table:table-cell>
          <table:table-cell office:value-type="float" office:value="0.05968911" calcext:value-type="float">
            <text:p>0.05968911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1" calcext:value-type="float">
            <text:p>0.61</text:p>
          </table:table-cell>
          <table:table-cell office:value-type="float" office:value="9.7851" calcext:value-type="float">
            <text:p>9.7851</text:p>
          </table:table-cell>
          <table:table-cell office:value-type="float" office:value="0.05968911" calcext:value-type="float">
            <text:p>0.05968911</text:p>
          </table:table-cell>
          <table:table-cell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.2</text:p>
          </table:table-cell>
          <table:table-cell office:value-type="float" office:value="0.82" calcext:value-type="float">
            <text:p>0.82</text:p>
          </table:table-cell>
          <table:table-cell office:value-type="float" office:value="7.248418" calcext:value-type="float">
            <text:p>7.248418</text:p>
          </table:table-cell>
          <table:table-cell office:value-type="float" office:value="0.05943703" calcext:value-type="float">
            <text:p>0.05943703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  <table:table-cell office:value-type="float" office:value="7.248418" calcext:value-type="float">
            <text:p>7.248418</text:p>
          </table:table-cell>
          <table:table-cell office:value-type="float" office:value="0.05943703" calcext:value-type="float">
            <text:p>0.05943703</text:p>
          </table:table-cell>
          <table:table-cell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0.83" calcext:value-type="float">
            <text:p>0.83</text:p>
          </table:table-cell>
          <table:table-cell office:value-type="float" office:value="7.159415" calcext:value-type="float">
            <text:p>7.159415</text:p>
          </table:table-cell>
          <table:table-cell office:value-type="float" office:value="0.05942314" calcext:value-type="float">
            <text:p>0.05942314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office:value-type="float" office:value="7.159415" calcext:value-type="float">
            <text:p>7.159415</text:p>
          </table:table-cell>
          <table:table-cell office:value-type="float" office:value="0.05942314" calcext:value-type="float">
            <text:p>0.05942314</text:p>
          </table:table-cell>
          <table:table-cell office:value-type="float" office:value="0.0083" calcext:value-type="float">
            <text:p>0.008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7" calcext:value-type="float">
            <text:p>8.7</text:p>
          </table:table-cell>
          <table:table-cell office:value-type="float" office:value="0.87" calcext:value-type="float">
            <text:p>0.87</text:p>
          </table:table-cell>
          <table:table-cell office:value-type="float" office:value="6.823667" calcext:value-type="float">
            <text:p>6.823667</text:p>
          </table:table-cell>
          <table:table-cell office:value-type="float" office:value="0.0593659" calcext:value-type="float">
            <text:p>0.059365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7" calcext:value-type="float">
            <text:p>0.87</text:p>
          </table:table-cell>
          <table:table-cell office:value-type="float" office:value="6.823667" calcext:value-type="float">
            <text:p>6.823667</text:p>
          </table:table-cell>
          <table:table-cell office:value-type="float" office:value="0.0593659" calcext:value-type="float">
            <text:p>0.0593659</text:p>
          </table:table-cell>
          <table:table-cell office:value-type="float" office:value="0.0087" calcext:value-type="float">
            <text:p>0.00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1.87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0.728" calcext:value-type="float">
            <text:p>0.728</text:p>
          </table:table-cell>
          <table:table-cell office:value-type="float" office:value="8.180866" calcext:value-type="float">
            <text:p>8.180866</text:p>
          </table:table-cell>
          <table:table-cell office:value-type="float" office:value="0.05955671" calcext:value-type="float">
            <text:p>0.05955671</text:p>
          </table:table-cell>
          <table:table-cell office:value-type="float" office:value="0.00728" calcext:value-type="float">
            <text:p>0.007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28" calcext:value-type="float">
            <text:p>0.728</text:p>
          </table:table-cell>
          <table:table-cell office:value-type="float" office:value="8.180866" calcext:value-type="float">
            <text:p>8.180866</text:p>
          </table:table-cell>
          <table:table-cell office:value-type="float" office:value="0.05955671" calcext:value-type="float">
            <text:p>0.05955671</text:p>
          </table:table-cell>
          <table:table-cell office:value-type="float" office:value="0.00728" calcext:value-type="float">
            <text:p>0.0072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2.4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704" calcext:value-type="float">
            <text:p>0.704</text:p>
          </table:table-cell>
          <table:table-cell office:value-type="float" office:value="8.463857" calcext:value-type="float">
            <text:p>8.463857</text:p>
          </table:table-cell>
          <table:table-cell office:value-type="float" office:value="0.05958555" calcext:value-type="float">
            <text:p>0.05958555</text:p>
          </table:table-cell>
          <table:table-cell office:value-type="float" office:value="0.00704" calcext:value-type="float">
            <text:p>0.007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04" calcext:value-type="float">
            <text:p>0.704</text:p>
          </table:table-cell>
          <table:table-cell office:value-type="float" office:value="8.463857" calcext:value-type="float">
            <text:p>8.463857</text:p>
          </table:table-cell>
          <table:table-cell office:value-type="float" office:value="0.05958555" calcext:value-type="float">
            <text:p>0.05958555</text:p>
          </table:table-cell>
          <table:table-cell office:value-type="float" office:value="0.00704" calcext:value-type="float">
            <text:p>0.0070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2.4 GEAFOL/FC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OTE 125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.5</text:p>
          </table:table-cell>
          <table:table-cell office:value-type="float" office:value="1.08" calcext:value-type="float">
            <text:p>1.08</text:p>
          </table:table-cell>
          <table:table-cell office:value-type="float" office:value="5.464815" calcext:value-type="float">
            <text:p>5.464815</text:p>
          </table:table-cell>
          <table:table-cell office:value-type="float" office:value="0.05902" calcext:value-type="float">
            <text:p>0.05902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8" calcext:value-type="float">
            <text:p>1.08</text:p>
          </table:table-cell>
          <table:table-cell office:value-type="float" office:value="5.464815" calcext:value-type="float">
            <text:p>5.464815</text:p>
          </table:table-cell>
          <table:table-cell office:value-type="float" office:value="0.05902" calcext:value-type="float">
            <text:p>0.05902</text:p>
          </table:table-cell>
          <table:table-cell office:value-type="float" office:value="0.0108" calcext:value-type="float">
            <text:p>0.01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OTEL 125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.5</text:p>
          </table:table-cell>
          <table:table-cell office:value-type="float" office:value="1.08" calcext:value-type="float">
            <text:p>1.08</text:p>
          </table:table-cell>
          <table:table-cell office:value-type="float" office:value="5.464815" calcext:value-type="float">
            <text:p>5.464815</text:p>
          </table:table-cell>
          <table:table-cell office:value-type="float" office:value="0.05902" calcext:value-type="float">
            <text:p>0.05902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8" calcext:value-type="float">
            <text:p>1.08</text:p>
          </table:table-cell>
          <table:table-cell office:value-type="float" office:value="5.464815" calcext:value-type="float">
            <text:p>5.464815</text:p>
          </table:table-cell>
          <table:table-cell office:value-type="float" office:value="0.05902" calcext:value-type="float">
            <text:p>0.05902</text:p>
          </table:table-cell>
          <table:table-cell office:value-type="float" office:value="0.0108" calcext:value-type="float">
            <text:p>0.01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T 1250/10 F 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TTH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9" calcext:value-type="float">
            <text:p>10.9</text:p>
          </table:table-cell>
          <table:table-cell office:value-type="float" office:value="0.8719999" calcext:value-type="float">
            <text:p>0.8719999</text:p>
          </table:table-cell>
          <table:table-cell office:value-type="float" office:value="6.80768" calcext:value-type="float">
            <text:p>6.80768</text:p>
          </table:table-cell>
          <table:table-cell office:value-type="float" office:value="0.05936296" calcext:value-type="float">
            <text:p>0.05936296</text:p>
          </table:table-cell>
          <table:table-cell office:value-type="float" office:value="0.00872" calcext:value-type="float">
            <text:p>0.008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72" calcext:value-type="float">
            <text:p>0.872</text:p>
          </table:table-cell>
          <table:table-cell office:value-type="float" office:value="6.80768" calcext:value-type="float">
            <text:p>6.80768</text:p>
          </table:table-cell>
          <table:table-cell office:value-type="float" office:value="0.05936296" calcext:value-type="float">
            <text:p>0.05936296</text:p>
          </table:table-cell>
          <table:table-cell office:value-type="float" office:value="0.00872" calcext:value-type="float">
            <text:p>0.008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TTHIL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5969924" calcext:value-type="float">
            <text:p>0.0596992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5969924" calcext:value-type="float">
            <text:p>0.05969924</text:p>
          </table:table-cell>
          <table:table-cell office:value-type="float" office:value="0.006" calcext:value-type="float">
            <text:p>0.0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0.816" calcext:value-type="float">
            <text:p>0.816</text:p>
          </table:table-cell>
          <table:table-cell office:value-type="float" office:value="7.284624" calcext:value-type="float">
            <text:p>7.284624</text:p>
          </table:table-cell>
          <table:table-cell office:value-type="float" office:value="0.05944253" calcext:value-type="float">
            <text:p>0.05944253</text:p>
          </table:table-cell>
          <table:table-cell office:value-type="float" office:value="0.00816" calcext:value-type="float">
            <text:p>0.008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16" calcext:value-type="float">
            <text:p>0.816</text:p>
          </table:table-cell>
          <table:table-cell office:value-type="float" office:value="7.284624" calcext:value-type="float">
            <text:p>7.284624</text:p>
          </table:table-cell>
          <table:table-cell office:value-type="float" office:value="0.05944253" calcext:value-type="float">
            <text:p>0.05944253</text:p>
          </table:table-cell>
          <table:table-cell office:value-type="float" office:value="0.00816" calcext:value-type="float">
            <text:p>0.008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7" calcext:value-type="float">
            <text:p>10.7</text:p>
          </table:table-cell>
          <table:table-cell office:value-type="float" office:value="0.856" calcext:value-type="float">
            <text:p>0.856</text:p>
          </table:table-cell>
          <table:table-cell office:value-type="float" office:value="6.937645" calcext:value-type="float">
            <text:p>6.937645</text:p>
          </table:table-cell>
          <table:table-cell office:value-type="float" office:value="0.05938625" calcext:value-type="float">
            <text:p>0.05938625</text:p>
          </table:table-cell>
          <table:table-cell office:value-type="float" office:value="0.00856" calcext:value-type="float">
            <text:p>0.0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56" calcext:value-type="float">
            <text:p>0.856</text:p>
          </table:table-cell>
          <table:table-cell office:value-type="float" office:value="6.937645" calcext:value-type="float">
            <text:p>6.937645</text:p>
          </table:table-cell>
          <table:table-cell office:value-type="float" office:value="0.05938625" calcext:value-type="float">
            <text:p>0.05938625</text:p>
          </table:table-cell>
          <table:table-cell office:value-type="float" office:value="0.00856" calcext:value-type="float">
            <text:p>0.008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2.18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9" calcext:value-type="float">
            <text:p>10.9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8.750384" calcext:value-type="float">
            <text:p>8.750384</text:p>
          </table:table-cell>
          <table:table-cell office:value-type="float" office:value="0.05961199" calcext:value-type="float">
            <text:p>0.05961199</text:p>
          </table:table-cell>
          <table:table-cell office:value-type="float" office:value="0.0068125" calcext:value-type="float">
            <text:p>0.0068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8.750384" calcext:value-type="float">
            <text:p>8.750384</text:p>
          </table:table-cell>
          <table:table-cell office:value-type="float" office:value="0.05961199" calcext:value-type="float">
            <text:p>0.05961199</text:p>
          </table:table-cell>
          <table:table-cell office:value-type="float" office:value="0.0068125" calcext:value-type="float">
            <text:p>0.006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2.8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9.088005" calcext:value-type="float">
            <text:p>9.088005</text:p>
          </table:table-cell>
          <table:table-cell office:value-type="float" office:value="0.05964003" calcext:value-type="float">
            <text:p>0.05964003</text:p>
          </table:table-cell>
          <table:table-cell office:value-type="float" office:value="0.0065625" calcext:value-type="float">
            <text:p>0.0065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9.088005" calcext:value-type="float">
            <text:p>9.088005</text:p>
          </table:table-cell>
          <table:table-cell office:value-type="float" office:value="0.05964003" calcext:value-type="float">
            <text:p>0.05964003</text:p>
          </table:table-cell>
          <table:table-cell office:value-type="float" office:value="0.0065625" calcext:value-type="float">
            <text:p>0.0065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OTE 16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OTEL 16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 1600/10 F 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Ka 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.8125</text:p>
          </table:table-cell>
          <table:table-cell office:value-type="float" office:value="7.316594" calcext:value-type="float">
            <text:p>7.316594</text:p>
          </table:table-cell>
          <table:table-cell office:value-type="float" office:value="0.05944732" calcext:value-type="float">
            <text:p>0.05944732</text:p>
          </table:table-cell>
          <table:table-cell office:value-type="float" office:value="0.008125" calcext:value-type="float">
            <text:p>0.00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8125" calcext:value-type="float">
            <text:p>0.8125</text:p>
          </table:table-cell>
          <table:table-cell office:value-type="float" office:value="7.316594" calcext:value-type="float">
            <text:p>7.316594</text:p>
          </table:table-cell>
          <table:table-cell office:value-type="float" office:value="0.05944732" calcext:value-type="float">
            <text:p>0.05944732</text:p>
          </table:table-cell>
          <table:table-cell office:value-type="float" office:value="0.008125" calcext:value-type="float">
            <text:p>0.00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TH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THIL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55" calcext:value-type="float">
            <text:p>0.55</text:p>
          </table:table-cell>
          <table:table-cell office:value-type="float" office:value="10.86316" calcext:value-type="float">
            <text:p>10.86316</text:p>
          </table:table-cell>
          <table:table-cell office:value-type="float" office:value="0.05974738" calcext:value-type="float">
            <text:p>0.05974738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10.86316" calcext:value-type="float">
            <text:p>10.86316</text:p>
          </table:table-cell>
          <table:table-cell office:value-type="float" office:value="0.05974738" calcext:value-type="float">
            <text:p>0.05974738</text:p>
          </table:table-cell>
          <table:table-cell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1.8" calcext:value-type="float">
            <text:p>11.8</text:p>
          </table:table-cell>
          <table:table-cell office:value-type="float" office:value="0.7375" calcext:value-type="float">
            <text:p>0.7375</text:p>
          </table:table-cell>
          <table:table-cell office:value-type="float" office:value="8.0739" calcext:value-type="float">
            <text:p>8.0739</text:p>
          </table:table-cell>
          <table:table-cell office:value-type="float" office:value="0.05954502" calcext:value-type="float">
            <text:p>0.05954502</text:p>
          </table:table-cell>
          <table:table-cell office:value-type="float" office:value="0.007375" calcext:value-type="float">
            <text:p>0.007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375" calcext:value-type="float">
            <text:p>0.7375</text:p>
          </table:table-cell>
          <table:table-cell office:value-type="float" office:value="8.0739" calcext:value-type="float">
            <text:p>8.0739</text:p>
          </table:table-cell>
          <table:table-cell office:value-type="float" office:value="0.05954502" calcext:value-type="float">
            <text:p>0.05954502</text:p>
          </table:table-cell>
          <table:table-cell office:value-type="float" office:value="0.007375" calcext:value-type="float">
            <text:p>0.007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.8125</text:p>
          </table:table-cell>
          <table:table-cell office:value-type="float" office:value="7.316594" calcext:value-type="float">
            <text:p>7.316594</text:p>
          </table:table-cell>
          <table:table-cell office:value-type="float" office:value="0.05944732" calcext:value-type="float">
            <text:p>0.05944732</text:p>
          </table:table-cell>
          <table:table-cell office:value-type="float" office:value="0.008125" calcext:value-type="float">
            <text:p>0.008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125" calcext:value-type="float">
            <text:p>0.8125</text:p>
          </table:table-cell>
          <table:table-cell office:value-type="float" office:value="7.316594" calcext:value-type="float">
            <text:p>7.316594</text:p>
          </table:table-cell>
          <table:table-cell office:value-type="float" office:value="0.05944732" calcext:value-type="float">
            <text:p>0.05944732</text:p>
          </table:table-cell>
          <table:table-cell office:value-type="float" office:value="0.008125" calcext:value-type="float">
            <text:p>0.00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2.8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9.176442" calcext:value-type="float">
            <text:p>9.176442</text:p>
          </table:table-cell>
          <table:table-cell office:value-type="float" office:value="0.05964687" calcext:value-type="float">
            <text:p>0.05964687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9.176443" calcext:value-type="float">
            <text:p>9.176443</text:p>
          </table:table-cell>
          <table:table-cell office:value-type="float" office:value="0.05964687" calcext:value-type="float">
            <text:p>0.05964687</text:p>
          </table:table-cell>
          <table:table-cell office:value-type="float" office:value="0.0065" calcext:value-type="float">
            <text:p>0.006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3.9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635" calcext:value-type="float">
            <text:p>0.635</text:p>
          </table:table-cell>
          <table:table-cell office:value-type="float" office:value="9.395753" calcext:value-type="float">
            <text:p>9.395753</text:p>
          </table:table-cell>
          <table:table-cell office:value-type="float" office:value="0.05966303" calcext:value-type="float">
            <text:p>0.05966303</text:p>
          </table:table-cell>
          <table:table-cell office:value-type="float" office:value="0.00635" calcext:value-type="float">
            <text:p>0.006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35" calcext:value-type="float">
            <text:p>0.635</text:p>
          </table:table-cell>
          <table:table-cell office:value-type="float" office:value="9.395753" calcext:value-type="float">
            <text:p>9.395753</text:p>
          </table:table-cell>
          <table:table-cell office:value-type="float" office:value="0.05966303" calcext:value-type="float">
            <text:p>0.05966303</text:p>
          </table:table-cell>
          <table:table-cell office:value-type="float" office:value="0.00635" calcext:value-type="float">
            <text:p>0.006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OTE 20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.5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OTEL 20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.5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TTH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7.115705" calcext:value-type="float">
            <text:p>7.115705</text:p>
          </table:table-cell>
          <table:table-cell office:value-type="float" office:value="0.05941614" calcext:value-type="float">
            <text:p>0.0594161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35" calcext:value-type="float">
            <text:p>0.835</text:p>
          </table:table-cell>
          <table:table-cell office:value-type="float" office:value="7.115705" calcext:value-type="float">
            <text:p>7.115705</text:p>
          </table:table-cell>
          <table:table-cell office:value-type="float" office:value="0.05941614" calcext:value-type="float">
            <text:p>0.0594161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TTHIL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5969924" calcext:value-type="float">
            <text:p>0.0596992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5969924" calcext:value-type="float">
            <text:p>0.05969924</text:p>
          </table:table-cell>
          <table:table-cell office:value-type="float" office:value="0.006" calcext:value-type="float">
            <text:p>0.0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.3</text:p>
          </table:table-cell>
          <table:table-cell office:value-type="float" office:value="0.765" calcext:value-type="float">
            <text:p>0.765</text:p>
          </table:table-cell>
          <table:table-cell office:value-type="float" office:value="7.779126" calcext:value-type="float">
            <text:p>7.779126</text:p>
          </table:table-cell>
          <table:table-cell office:value-type="float" office:value="0.05951031" calcext:value-type="float">
            <text:p>0.05951031</text:p>
          </table:table-cell>
          <table:table-cell office:value-type="float" office:value="0.00765" calcext:value-type="float">
            <text:p>0.007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5" calcext:value-type="float">
            <text:p>0.765</text:p>
          </table:table-cell>
          <table:table-cell office:value-type="float" office:value="7.779126" calcext:value-type="float">
            <text:p>7.779126</text:p>
          </table:table-cell>
          <table:table-cell office:value-type="float" office:value="0.05951031" calcext:value-type="float">
            <text:p>0.05951031</text:p>
          </table:table-cell>
          <table:table-cell office:value-type="float" office:value="0.00765" calcext:value-type="float">
            <text:p>0.0076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10.61969" calcext:value-type="float">
            <text:p>10.61969</text:p>
          </table:table-cell>
          <table:table-cell office:value-type="float" office:value="0.07964766" calcext:value-type="float">
            <text:p>0.07964766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10.61969" calcext:value-type="float">
            <text:p>10.61969</text:p>
          </table:table-cell>
          <table:table-cell office:value-type="float" office:value="0.07964766" calcext:value-type="float">
            <text:p>0.07964766</text:p>
          </table:table-cell>
          <table:table-cell office:value-type="float" office:value="0.0075" calcext:value-type="float">
            <text:p>0.0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10.27403" calcext:value-type="float">
            <text:p>10.27403</text:p>
          </table:table-cell>
          <table:table-cell office:value-type="float" office:value="0.07962372" calcext:value-type="float">
            <text:p>0.07962372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8" calcext:value-type="float">
            <text:p>8</text:p>
          </table:table-cell>
          <table:table-cell office:value-type="float" office:value="0.775" calcext:value-type="float">
            <text:p>0.775</text:p>
          </table:table-cell>
          <table:table-cell office:value-type="float" office:value="10.27403" calcext:value-type="float">
            <text:p>10.27403</text:p>
          </table:table-cell>
          <table:table-cell office:value-type="float" office:value="0.07962372" calcext:value-type="float">
            <text:p>0.07962372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3.3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4.8 GEAFOL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62" calcext:value-type="float">
            <text:p>0.62</text:p>
          </table:table-cell>
          <table:table-cell office:value-type="float" office:value="9.625613" calcext:value-type="float">
            <text:p>9.625613</text:p>
          </table:table-cell>
          <table:table-cell office:value-type="float" office:value="0.0596788" calcext:value-type="float">
            <text:p>0.0596788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2" calcext:value-type="float">
            <text:p>0.62</text:p>
          </table:table-cell>
          <table:table-cell office:value-type="float" office:value="9.625613" calcext:value-type="float">
            <text:p>9.625613</text:p>
          </table:table-cell>
          <table:table-cell office:value-type="float" office:value="0.0596788" calcext:value-type="float">
            <text:p>0.0596788</text:p>
          </table:table-cell>
          <table:table-cell office:value-type="float" office:value="0.0062" calcext:value-type="float">
            <text:p>0.006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OTE 25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OTEL 2500/10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TTH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8.5" calcext:value-type="float">
            <text:p>18.5</text:p>
          </table:table-cell>
          <table:table-cell office:value-type="float" office:value="0.74" calcext:value-type="float">
            <text:p>0.74</text:p>
          </table:table-cell>
          <table:table-cell office:value-type="float" office:value="8.046205" calcext:value-type="float">
            <text:p>8.046205</text:p>
          </table:table-cell>
          <table:table-cell office:value-type="float" office:value="0.05954191" calcext:value-type="float">
            <text:p>0.05954191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office:value-type="float" office:value="8.046205" calcext:value-type="float">
            <text:p>8.046205</text:p>
          </table:table-cell>
          <table:table-cell office:value-type="float" office:value="0.05954191" calcext:value-type="float">
            <text:p>0.05954191</text:p>
          </table:table-cell>
          <table:table-cell office:value-type="float" office:value="0.0074" calcext:value-type="float">
            <text:p>0.007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TTHIL <text:s/>SGB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.9" calcext:value-type="float">
            <text:p>13.9</text:p>
          </table:table-cell>
          <table:table-cell office:value-type="float" office:value="0.556" calcext:value-type="float">
            <text:p>0.556</text:p>
          </table:table-cell>
          <table:table-cell office:value-type="float" office:value="10.74493" calcext:value-type="float">
            <text:p>10.74493</text:p>
          </table:table-cell>
          <table:table-cell office:value-type="float" office:value="0.05974183" calcext:value-type="float">
            <text:p>0.05974183</text:p>
          </table:table-cell>
          <table:table-cell office:value-type="float" office:value="0.00556" calcext:value-type="float">
            <text:p>0.005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556" calcext:value-type="float">
            <text:p>0.556</text:p>
          </table:table-cell>
          <table:table-cell office:value-type="float" office:value="10.74493" calcext:value-type="float">
            <text:p>10.74493</text:p>
          </table:table-cell>
          <table:table-cell office:value-type="float" office:value="0.05974183" calcext:value-type="float">
            <text:p>0.05974183</text:p>
          </table:table-cell>
          <table:table-cell office:value-type="float" office:value="0.00556" calcext:value-type="float">
            <text:p>0.005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TTHL SGB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8.273115" calcext:value-type="float">
            <text:p>8.273115</text:p>
          </table:table-cell>
          <table:table-cell office:value-type="float" office:value="0.05956643" calcext:value-type="float">
            <text:p>0.05956643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.72</text:p>
          </table:table-cell>
          <table:table-cell office:value-type="float" office:value="8.273115" calcext:value-type="float">
            <text:p>8.273115</text:p>
          </table:table-cell>
          <table:table-cell office:value-type="float" office:value="0.05956643" calcext:value-type="float">
            <text:p>0.05956643</text:p>
          </table:table-cell>
          <table:table-cell office:value-type="float" office:value="0.0072" calcext:value-type="float">
            <text:p>0.00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11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11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5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5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7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7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Trafo Union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.5</text:p>
          </table:table-cell>
          <table:table-cell office:value-type="float" office:value="0.7" calcext:value-type="float">
            <text:p>0.7</text:p>
          </table:table-cell>
          <table:table-cell office:value-type="float" office:value="11.38474" calcext:value-type="float">
            <text:p>11.38474</text:p>
          </table:table-cell>
          <table:table-cell office:value-type="float" office:value="0.07969316" calcext:value-type="float">
            <text:p>0.0796931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11.38474" calcext:value-type="float">
            <text:p>11.38474</text:p>
          </table:table-cell>
          <table:table-cell office:value-type="float" office:value="0.07969316" calcext:value-type="float">
            <text:p>0.07969316</text:p>
          </table:table-cell>
          <table:table-cell office:value-type="float" office:value="0.007" calcext:value-type="float">
            <text:p>0.00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Trafo Union wnr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11.06602" calcext:value-type="float">
            <text:p>11.06602</text:p>
          </table:table-cell>
          <table:table-cell office:value-type="float" office:value="0.07967534" calcext:value-type="float">
            <text:p>0.07967534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8" calcext:value-type="float">
            <text:p>8</text:p>
          </table:table-cell>
          <table:table-cell office:value-type="float" office:value="0.72" calcext:value-type="float">
            <text:p>0.72</text:p>
          </table:table-cell>
          <table:table-cell office:value-type="float" office:value="11.06602" calcext:value-type="float">
            <text:p>11.06602</text:p>
          </table:table-cell>
          <table:table-cell office:value-type="float" office:value="0.07967534" calcext:value-type="float">
            <text:p>0.07967534</text:p>
          </table:table-cell>
          <table:table-cell office:value-type="float" office:value="0.0072" calcext:value-type="float">
            <text:p>0.00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Yyn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Yyn0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Yyn6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Yyn6 wnr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11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11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5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7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7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Yyn0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Yyn0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Yyn6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Yyn6 wnr 60 ASEA</text:p>
          </table:table-cell>
          <table:table-cell office:value-type="string" calcext:value-type="string">
            <text:p>Three Phase Transformer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69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61.5" calcext:value-type="float">
            <text:p>61.5</text:p>
          </table:table-cell>
          <table:table-cell office:value-type="float" office:value="0.615" calcext:value-type="float">
            <text:p>0.615</text:p>
          </table:table-cell>
          <table:table-cell office:value-type="float" office:value="12.96964" calcext:value-type="float">
            <text:p>12.96964</text:p>
          </table:table-cell>
          <table:table-cell office:value-type="float" office:value="0.07976326" calcext:value-type="float">
            <text:p>0.07976326</text:p>
          </table:table-cell>
          <table:table-cell office:value-type="float" office:value="0.00615" calcext:value-type="float">
            <text:p>0.006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15" calcext:value-type="float">
            <text:p>0.615</text:p>
          </table:table-cell>
          <table:table-cell office:value-type="float" office:value="12.96964" calcext:value-type="float">
            <text:p>12.96964</text:p>
          </table:table-cell>
          <table:table-cell office:value-type="float" office:value="0.07976326" calcext:value-type="float">
            <text:p>0.07976326</text:p>
          </table:table-cell>
          <table:table-cell office:value-type="float" office:value="0.00615" calcext:value-type="float">
            <text:p>0.006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69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61.5" calcext:value-type="float">
            <text:p>61.5</text:p>
          </table:table-cell>
          <table:table-cell office:value-type="float" office:value="0.615" calcext:value-type="float">
            <text:p>0.615</text:p>
          </table:table-cell>
          <table:table-cell office:value-type="float" office:value="12.96964" calcext:value-type="float">
            <text:p>12.96964</text:p>
          </table:table-cell>
          <table:table-cell office:value-type="float" office:value="0.07976326" calcext:value-type="float">
            <text:p>0.07976326</text:p>
          </table:table-cell>
          <table:table-cell office:value-type="float" office:value="0.00615" calcext:value-type="float">
            <text:p>0.006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15" calcext:value-type="float">
            <text:p>0.615</text:p>
          </table:table-cell>
          <table:table-cell office:value-type="float" office:value="12.96964" calcext:value-type="float">
            <text:p>12.96964</text:p>
          </table:table-cell>
          <table:table-cell office:value-type="float" office:value="0.07976326" calcext:value-type="float">
            <text:p>0.07976326</text:p>
          </table:table-cell>
          <table:table-cell office:value-type="float" office:value="0.00615" calcext:value-type="float">
            <text:p>0.006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69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office:value-type="float" office:value="11.72213" calcext:value-type="float">
            <text:p>11.72213</text:p>
          </table:table-cell>
          <table:table-cell office:value-type="float" office:value="0.07971048" calcext:value-type="float">
            <text:p>0.07971048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11.72213" calcext:value-type="float">
            <text:p>11.72213</text:p>
          </table:table-cell>
          <table:table-cell office:value-type="float" office:value="0.07971048" calcext:value-type="float">
            <text:p>0.07971048</text:p>
          </table:table-cell>
          <table:table-cell office:value-type="float" office:value="0.0068" calcext:value-type="float">
            <text:p>0.006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69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office:value-type="float" office:value="11.72213" calcext:value-type="float">
            <text:p>11.72213</text:p>
          </table:table-cell>
          <table:table-cell office:value-type="float" office:value="0.07971048" calcext:value-type="float">
            <text:p>0.07971048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11.72213" calcext:value-type="float">
            <text:p>11.72213</text:p>
          </table:table-cell>
          <table:table-cell office:value-type="float" office:value="0.07971048" calcext:value-type="float">
            <text:p>0.07971048</text:p>
          </table:table-cell>
          <table:table-cell office:value-type="float" office:value="0.0068" calcext:value-type="float">
            <text:p>0.006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69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52" calcext:value-type="float">
            <text:p>0.52</text:p>
          </table:table-cell>
          <table:table-cell office:value-type="float" office:value="17.27878" calcext:value-type="float">
            <text:p>17.27878</text:p>
          </table:table-cell>
          <table:table-cell office:value-type="float" office:value="0.08984965" calcext:value-type="float">
            <text:p>0.08984965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.52</text:p>
          </table:table-cell>
          <table:table-cell office:value-type="float" office:value="17.27878" calcext:value-type="float">
            <text:p>17.27878</text:p>
          </table:table-cell>
          <table:table-cell office:value-type="float" office:value="0.08984965" calcext:value-type="float">
            <text:p>0.08984965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69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52" calcext:value-type="float">
            <text:p>0.52</text:p>
          </table:table-cell>
          <table:table-cell office:value-type="float" office:value="17.27878" calcext:value-type="float">
            <text:p>17.27878</text:p>
          </table:table-cell>
          <table:table-cell office:value-type="float" office:value="0.08984965" calcext:value-type="float">
            <text:p>0.08984965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.52</text:p>
          </table:table-cell>
          <table:table-cell office:value-type="float" office:value="17.27878" calcext:value-type="float">
            <text:p>17.27878</text:p>
          </table:table-cell>
          <table:table-cell office:value-type="float" office:value="0.08984965" calcext:value-type="float">
            <text:p>0.08984965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69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77.5" calcext:value-type="float">
            <text:p>77.5</text:p>
          </table:table-cell>
          <table:table-cell office:value-type="float" office:value="0.5166667" calcext:value-type="float">
            <text:p>0.5166667</text:p>
          </table:table-cell>
          <table:table-cell office:value-type="float" office:value="15.45155" calcext:value-type="float">
            <text:p>15.45155</text:p>
          </table:table-cell>
          <table:table-cell office:value-type="float" office:value="0.07983299" calcext:value-type="float">
            <text:p>0.07983299</text:p>
          </table:table-cell>
          <table:table-cell office:value-type="float" office:value="0.00516667" calcext:value-type="float">
            <text:p>0.00516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166667" calcext:value-type="float">
            <text:p>0.5166667</text:p>
          </table:table-cell>
          <table:table-cell office:value-type="float" office:value="15.45154" calcext:value-type="float">
            <text:p>15.45154</text:p>
          </table:table-cell>
          <table:table-cell office:value-type="float" office:value="0.07983299" calcext:value-type="float">
            <text:p>0.07983299</text:p>
          </table:table-cell>
          <table:table-cell office:value-type="float" office:value="0.00516667" calcext:value-type="float">
            <text:p>0.0051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69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77.5" calcext:value-type="float">
            <text:p>77.5</text:p>
          </table:table-cell>
          <table:table-cell office:value-type="float" office:value="0.5166667" calcext:value-type="float">
            <text:p>0.5166667</text:p>
          </table:table-cell>
          <table:table-cell office:value-type="float" office:value="15.45155" calcext:value-type="float">
            <text:p>15.45155</text:p>
          </table:table-cell>
          <table:table-cell office:value-type="float" office:value="0.07983299" calcext:value-type="float">
            <text:p>0.07983299</text:p>
          </table:table-cell>
          <table:table-cell office:value-type="float" office:value="0.00516667" calcext:value-type="float">
            <text:p>0.00516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166667" calcext:value-type="float">
            <text:p>0.5166667</text:p>
          </table:table-cell>
          <table:table-cell office:value-type="float" office:value="15.45154" calcext:value-type="float">
            <text:p>15.45154</text:p>
          </table:table-cell>
          <table:table-cell office:value-type="float" office:value="0.07983299" calcext:value-type="float">
            <text:p>0.07983299</text:p>
          </table:table-cell>
          <table:table-cell office:value-type="float" office:value="0.00516667" calcext:value-type="float">
            <text:p>0.0051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69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0.53" calcext:value-type="float">
            <text:p>0.53</text:p>
          </table:table-cell>
          <table:table-cell office:value-type="float" office:value="18.84141" calcext:value-type="float">
            <text:p>18.84141</text:p>
          </table:table-cell>
          <table:table-cell office:value-type="float" office:value="0.09985945" calcext:value-type="float">
            <text:p>0.09985945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8.84141" calcext:value-type="float">
            <text:p>18.84141</text:p>
          </table:table-cell>
          <table:table-cell office:value-type="float" office:value="0.09985945" calcext:value-type="float">
            <text:p>0.09985945</text:p>
          </table:table-cell>
          <table:table-cell office:value-type="float" office:value="0.0053" calcext:value-type="float">
            <text:p>0.005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69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0.53" calcext:value-type="float">
            <text:p>0.53</text:p>
          </table:table-cell>
          <table:table-cell office:value-type="float" office:value="18.84141" calcext:value-type="float">
            <text:p>18.84141</text:p>
          </table:table-cell>
          <table:table-cell office:value-type="float" office:value="0.09985945" calcext:value-type="float">
            <text:p>0.09985945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8.84141" calcext:value-type="float">
            <text:p>18.84141</text:p>
          </table:table-cell>
          <table:table-cell office:value-type="float" office:value="0.09985945" calcext:value-type="float">
            <text:p>0.09985945</text:p>
          </table:table-cell>
          <table:table-cell office:value-type="float" office:value="0.0053" calcext:value-type="float">
            <text:p>0.005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69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.47" calcext:value-type="float">
            <text:p>0.47</text:p>
          </table:table-cell>
          <table:table-cell office:value-type="float" office:value="16.99188" calcext:value-type="float">
            <text:p>16.99188</text:p>
          </table:table-cell>
          <table:table-cell office:value-type="float" office:value="0.07986182" calcext:value-type="float">
            <text:p>0.07986182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office:value-type="float" office:value="16.99188" calcext:value-type="float">
            <text:p>16.99188</text:p>
          </table:table-cell>
          <table:table-cell office:value-type="float" office:value="0.07986182" calcext:value-type="float">
            <text:p>0.07986182</text:p>
          </table:table-cell>
          <table:table-cell office:value-type="float" office:value="0.0047" calcext:value-type="float">
            <text:p>0.004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69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.47" calcext:value-type="float">
            <text:p>0.47</text:p>
          </table:table-cell>
          <table:table-cell office:value-type="float" office:value="16.99188" calcext:value-type="float">
            <text:p>16.99188</text:p>
          </table:table-cell>
          <table:table-cell office:value-type="float" office:value="0.07986182" calcext:value-type="float">
            <text:p>0.07986182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office:value-type="float" office:value="16.99188" calcext:value-type="float">
            <text:p>16.99188</text:p>
          </table:table-cell>
          <table:table-cell office:value-type="float" office:value="0.07986182" calcext:value-type="float">
            <text:p>0.07986182</text:p>
          </table:table-cell>
          <table:table-cell office:value-type="float" office:value="0.0047" calcext:value-type="float">
            <text:p>0.004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69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0.476" calcext:value-type="float">
            <text:p>0.476</text:p>
          </table:table-cell>
          <table:table-cell office:value-type="float" office:value="20.98459" calcext:value-type="float">
            <text:p>20.98459</text:p>
          </table:table-cell>
          <table:table-cell office:value-type="float" office:value="0.09988665" calcext:value-type="float">
            <text:p>0.09988665</text:p>
          </table:table-cell>
          <table:table-cell office:value-type="float" office:value="0.00476" calcext:value-type="float">
            <text:p>0.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76" calcext:value-type="float">
            <text:p>0.476</text:p>
          </table:table-cell>
          <table:table-cell office:value-type="float" office:value="20.98459" calcext:value-type="float">
            <text:p>20.98459</text:p>
          </table:table-cell>
          <table:table-cell office:value-type="float" office:value="0.09988665" calcext:value-type="float">
            <text:p>0.09988665</text:p>
          </table:table-cell>
          <table:table-cell office:value-type="float" office:value="0.00476" calcext:value-type="float">
            <text:p>0.004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69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0.476" calcext:value-type="float">
            <text:p>0.476</text:p>
          </table:table-cell>
          <table:table-cell office:value-type="float" office:value="20.98459" calcext:value-type="float">
            <text:p>20.98459</text:p>
          </table:table-cell>
          <table:table-cell office:value-type="float" office:value="0.09988665" calcext:value-type="float">
            <text:p>0.09988665</text:p>
          </table:table-cell>
          <table:table-cell office:value-type="float" office:value="0.00476" calcext:value-type="float">
            <text:p>0.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76" calcext:value-type="float">
            <text:p>0.476</text:p>
          </table:table-cell>
          <table:table-cell office:value-type="float" office:value="20.98459" calcext:value-type="float">
            <text:p>20.98459</text:p>
          </table:table-cell>
          <table:table-cell office:value-type="float" office:value="0.09988665" calcext:value-type="float">
            <text:p>0.09988665</text:p>
          </table:table-cell>
          <table:table-cell office:value-type="float" office:value="0.00476" calcext:value-type="float">
            <text:p>0.004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69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0.436" calcext:value-type="float">
            <text:p>0.436</text:p>
          </table:table-cell>
          <table:table-cell office:value-type="float" office:value="18.32135" calcext:value-type="float">
            <text:p>18.32135</text:p>
          </table:table-cell>
          <table:table-cell office:value-type="float" office:value="0.0798811" calcext:value-type="float">
            <text:p>0.0798811</text:p>
          </table:table-cell>
          <table:table-cell office:value-type="float" office:value="0.00436" calcext:value-type="float">
            <text:p>0.004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36" calcext:value-type="float">
            <text:p>0.436</text:p>
          </table:table-cell>
          <table:table-cell office:value-type="float" office:value="18.32136" calcext:value-type="float">
            <text:p>18.32136</text:p>
          </table:table-cell>
          <table:table-cell office:value-type="float" office:value="0.0798811" calcext:value-type="float">
            <text:p>0.0798811</text:p>
          </table:table-cell>
          <table:table-cell office:value-type="float" office:value="0.00436" calcext:value-type="float">
            <text:p>0.004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69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0.436" calcext:value-type="float">
            <text:p>0.436</text:p>
          </table:table-cell>
          <table:table-cell office:value-type="float" office:value="18.32135" calcext:value-type="float">
            <text:p>18.32135</text:p>
          </table:table-cell>
          <table:table-cell office:value-type="float" office:value="0.0798811" calcext:value-type="float">
            <text:p>0.0798811</text:p>
          </table:table-cell>
          <table:table-cell office:value-type="float" office:value="0.00436" calcext:value-type="float">
            <text:p>0.004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36" calcext:value-type="float">
            <text:p>0.436</text:p>
          </table:table-cell>
          <table:table-cell office:value-type="float" office:value="18.32136" calcext:value-type="float">
            <text:p>18.32136</text:p>
          </table:table-cell>
          <table:table-cell office:value-type="float" office:value="0.0798811" calcext:value-type="float">
            <text:p>0.0798811</text:p>
          </table:table-cell>
          <table:table-cell office:value-type="float" office:value="0.00436" calcext:value-type="float">
            <text:p>0.004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69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22.53421" calcext:value-type="float">
            <text:p>22.53421</text:p>
          </table:table-cell>
          <table:table-cell office:value-type="float" office:value="0.09990168" calcext:value-type="float">
            <text:p>0.09990168</text:p>
          </table:table-cell>
          <table:table-cell office:value-type="float" office:value="0.00443333" calcext:value-type="float">
            <text:p>0.0044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22.53422" calcext:value-type="float">
            <text:p>22.53422</text:p>
          </table:table-cell>
          <table:table-cell office:value-type="float" office:value="0.09990168" calcext:value-type="float">
            <text:p>0.09990168</text:p>
          </table:table-cell>
          <table:table-cell office:value-type="float" office:value="0.00443333" calcext:value-type="float">
            <text:p>0.0044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69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22.53421" calcext:value-type="float">
            <text:p>22.53421</text:p>
          </table:table-cell>
          <table:table-cell office:value-type="float" office:value="0.09990168" calcext:value-type="float">
            <text:p>0.09990168</text:p>
          </table:table-cell>
          <table:table-cell office:value-type="float" office:value="0.00443333" calcext:value-type="float">
            <text:p>0.0044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22.53422" calcext:value-type="float">
            <text:p>22.53422</text:p>
          </table:table-cell>
          <table:table-cell office:value-type="float" office:value="0.09990168" calcext:value-type="float">
            <text:p>0.09990168</text:p>
          </table:table-cell>
          <table:table-cell office:value-type="float" office:value="0.00443333" calcext:value-type="float">
            <text:p>0.0044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69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0.4333333" calcext:value-type="float">
            <text:p>0.4333333</text:p>
          </table:table-cell>
          <table:table-cell office:value-type="float" office:value="18.43444" calcext:value-type="float">
            <text:p>18.43444</text:p>
          </table:table-cell>
          <table:table-cell office:value-type="float" office:value="0.07988255" calcext:value-type="float">
            <text:p>0.07988255</text:p>
          </table:table-cell>
          <table:table-cell office:value-type="float" office:value="0.00433333" calcext:value-type="float">
            <text:p>0.0043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333333" calcext:value-type="float">
            <text:p>0.4333333</text:p>
          </table:table-cell>
          <table:table-cell office:value-type="float" office:value="18.43444" calcext:value-type="float">
            <text:p>18.43444</text:p>
          </table:table-cell>
          <table:table-cell office:value-type="float" office:value="0.07988255" calcext:value-type="float">
            <text:p>0.07988255</text:p>
          </table:table-cell>
          <table:table-cell office:value-type="float" office:value="0.00433333" calcext:value-type="float">
            <text:p>0.004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69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0.4333333" calcext:value-type="float">
            <text:p>0.4333333</text:p>
          </table:table-cell>
          <table:table-cell office:value-type="float" office:value="18.43444" calcext:value-type="float">
            <text:p>18.43444</text:p>
          </table:table-cell>
          <table:table-cell office:value-type="float" office:value="0.07988255" calcext:value-type="float">
            <text:p>0.07988255</text:p>
          </table:table-cell>
          <table:table-cell office:value-type="float" office:value="0.00433333" calcext:value-type="float">
            <text:p>0.0043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333333" calcext:value-type="float">
            <text:p>0.4333333</text:p>
          </table:table-cell>
          <table:table-cell office:value-type="float" office:value="18.43444" calcext:value-type="float">
            <text:p>18.43444</text:p>
          </table:table-cell>
          <table:table-cell office:value-type="float" office:value="0.07988255" calcext:value-type="float">
            <text:p>0.07988255</text:p>
          </table:table-cell>
          <table:table-cell office:value-type="float" office:value="0.00433333" calcext:value-type="float">
            <text:p>0.004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69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6964912" calcext:value-type="float">
            <text:p>0.0696491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9.949875" calcext:value-type="float">
            <text:p>9.949875</text:p>
          </table:table-cell>
          <table:table-cell office:value-type="float" office:value="0.06964912" calcext:value-type="float">
            <text:p>0.06964912</text:p>
          </table:table-cell>
          <table:table-cell office:value-type="float" office:value="0.007" calcext:value-type="float">
            <text:p>0.00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69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6964912" calcext:value-type="float">
            <text:p>0.0696491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9.949875" calcext:value-type="float">
            <text:p>9.949875</text:p>
          </table:table-cell>
          <table:table-cell office:value-type="float" office:value="0.06964912" calcext:value-type="float">
            <text:p>0.06964912</text:p>
          </table:table-cell>
          <table:table-cell office:value-type="float" office:value="0.007" calcext:value-type="float">
            <text:p>0.00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69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72" calcext:value-type="float">
            <text:p>0.72</text:p>
          </table:table-cell>
          <table:table-cell office:value-type="float" office:value="9.670657" calcext:value-type="float">
            <text:p>9.670657</text:p>
          </table:table-cell>
          <table:table-cell office:value-type="float" office:value="0.06962873" calcext:value-type="float">
            <text:p>0.06962873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9.670656" calcext:value-type="float">
            <text:p>9.670656</text:p>
          </table:table-cell>
          <table:table-cell office:value-type="float" office:value="0.06962873" calcext:value-type="float">
            <text:p>0.06962873</text:p>
          </table:table-cell>
          <table:table-cell office:value-type="float" office:value="0.0072" calcext:value-type="float">
            <text:p>0.00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69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72" calcext:value-type="float">
            <text:p>0.72</text:p>
          </table:table-cell>
          <table:table-cell office:value-type="float" office:value="9.670657" calcext:value-type="float">
            <text:p>9.670657</text:p>
          </table:table-cell>
          <table:table-cell office:value-type="float" office:value="0.06962873" calcext:value-type="float">
            <text:p>0.06962873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9.670656" calcext:value-type="float">
            <text:p>9.670656</text:p>
          </table:table-cell>
          <table:table-cell office:value-type="float" office:value="0.06962873" calcext:value-type="float">
            <text:p>0.06962873</text:p>
          </table:table-cell>
          <table:table-cell office:value-type="float" office:value="0.0072" calcext:value-type="float">
            <text:p>0.00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69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48.2" calcext:value-type="float">
            <text:p>48.2</text:p>
          </table:table-cell>
          <table:table-cell office:value-type="float" office:value="0.6426667" calcext:value-type="float">
            <text:p>0.6426667</text:p>
          </table:table-cell>
          <table:table-cell office:value-type="float" office:value="12.4079" calcext:value-type="float">
            <text:p>12.4079</text:p>
          </table:table-cell>
          <table:table-cell office:value-type="float" office:value="0.07974144" calcext:value-type="float">
            <text:p>0.07974144</text:p>
          </table:table-cell>
          <table:table-cell office:value-type="float" office:value="0.00642667" calcext:value-type="float">
            <text:p>0.00642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426667" calcext:value-type="float">
            <text:p>0.6426667</text:p>
          </table:table-cell>
          <table:table-cell office:value-type="float" office:value="12.4079" calcext:value-type="float">
            <text:p>12.4079</text:p>
          </table:table-cell>
          <table:table-cell office:value-type="float" office:value="0.07974144" calcext:value-type="float">
            <text:p>0.07974144</text:p>
          </table:table-cell>
          <table:table-cell office:value-type="float" office:value="0.00642667" calcext:value-type="float">
            <text:p>0.00642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69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48.2" calcext:value-type="float">
            <text:p>48.2</text:p>
          </table:table-cell>
          <table:table-cell office:value-type="float" office:value="0.6426667" calcext:value-type="float">
            <text:p>0.6426667</text:p>
          </table:table-cell>
          <table:table-cell office:value-type="float" office:value="12.4079" calcext:value-type="float">
            <text:p>12.4079</text:p>
          </table:table-cell>
          <table:table-cell office:value-type="float" office:value="0.07974144" calcext:value-type="float">
            <text:p>0.07974144</text:p>
          </table:table-cell>
          <table:table-cell office:value-type="float" office:value="0.00642667" calcext:value-type="float">
            <text:p>0.00642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426667" calcext:value-type="float">
            <text:p>0.6426667</text:p>
          </table:table-cell>
          <table:table-cell office:value-type="float" office:value="12.4079" calcext:value-type="float">
            <text:p>12.4079</text:p>
          </table:table-cell>
          <table:table-cell office:value-type="float" office:value="0.07974144" calcext:value-type="float">
            <text:p>0.07974144</text:p>
          </table:table-cell>
          <table:table-cell office:value-type="float" office:value="0.00642667" calcext:value-type="float">
            <text:p>0.00642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69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6266667" calcext:value-type="float">
            <text:p>0.6266667</text:p>
          </table:table-cell>
          <table:table-cell office:value-type="float" office:value="12.72673" calcext:value-type="float">
            <text:p>12.72673</text:p>
          </table:table-cell>
          <table:table-cell office:value-type="float" office:value="0.07975417" calcext:value-type="float">
            <text:p>0.07975417</text:p>
          </table:table-cell>
          <table:table-cell office:value-type="float" office:value="0.00626667" calcext:value-type="float">
            <text:p>0.00626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266667" calcext:value-type="float">
            <text:p>0.6266667</text:p>
          </table:table-cell>
          <table:table-cell office:value-type="float" office:value="12.72673" calcext:value-type="float">
            <text:p>12.72673</text:p>
          </table:table-cell>
          <table:table-cell office:value-type="float" office:value="0.07975417" calcext:value-type="float">
            <text:p>0.07975417</text:p>
          </table:table-cell>
          <table:table-cell office:value-type="float" office:value="0.00626667" calcext:value-type="float">
            <text:p>0.0062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69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6266667" calcext:value-type="float">
            <text:p>0.6266667</text:p>
          </table:table-cell>
          <table:table-cell office:value-type="float" office:value="12.72673" calcext:value-type="float">
            <text:p>12.72673</text:p>
          </table:table-cell>
          <table:table-cell office:value-type="float" office:value="0.07975417" calcext:value-type="float">
            <text:p>0.07975417</text:p>
          </table:table-cell>
          <table:table-cell office:value-type="float" office:value="0.00626667" calcext:value-type="float">
            <text:p>0.00626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266667" calcext:value-type="float">
            <text:p>0.6266667</text:p>
          </table:table-cell>
          <table:table-cell office:value-type="float" office:value="12.72673" calcext:value-type="float">
            <text:p>12.72673</text:p>
          </table:table-cell>
          <table:table-cell office:value-type="float" office:value="0.07975417" calcext:value-type="float">
            <text:p>0.07975417</text:p>
          </table:table-cell>
          <table:table-cell office:value-type="float" office:value="0.00626667" calcext:value-type="float">
            <text:p>0.0062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138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138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138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138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138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138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138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138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138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138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138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138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138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138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138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138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138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138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138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138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138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138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138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138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138 +/- 2x2.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138 +/- 2x2.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138 +/- 8x1.25% /13.8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138 +/- 8x1.25% /23.1 KV/FC</text:p>
          </table:table-cell>
          <table:table-cell office:value-type="string" calcext:value-type="string">
            <text:p>Three Phase Transformer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10 MVA 132/15.75 kV</text:p>
          </table:table-cell>
          <table:table-cell office:value-type="string" calcext:value-type="string">
            <text:p>Three Phase Transformer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5.75" calcext:value-type="float">
            <text:p>15.75</text:p>
          </table:table-cell>
          <table:table-cell office:value-type="float" office:value="12.5" calcext:value-type="float">
            <text:p>12.5</text:p>
          </table:table-cell>
          <table:table-cell office:value-type="float" office:value="410" calcext:value-type="float">
            <text:p>410</text:p>
          </table:table-cell>
          <table:table-cell office:value-type="float" office:value="0.1952381" calcext:value-type="float">
            <text:p>0.1952381</text:p>
          </table:table-cell>
          <table:table-cell office:value-type="float" office:value="64.01658" calcext:value-type="float">
            <text:p>64.01658</text:p>
          </table:table-cell>
          <table:table-cell office:value-type="float" office:value="0.1249847" calcext:value-type="float">
            <text:p>0.1249847</text:p>
          </table:table-cell>
          <table:table-cell office:value-type="float" office:value="0.00195238" calcext:value-type="float">
            <text:p>0.0019523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Nd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20/10 kV</text:p>
          </table:table-cell>
          <table:table-cell office:value-type="string" calcext:value-type="string">
            <text:p>Three Phase Transform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102.76" calcext:value-type="float">
            <text:p>102.76</text:p>
          </table:table-cell>
          <table:table-cell office:value-type="float" office:value="0.41104" calcext:value-type="float">
            <text:p>0.41104</text:p>
          </table:table-cell>
          <table:table-cell office:value-type="float" office:value="25.03843" calcext:value-type="float">
            <text:p>25.03843</text:p>
          </table:table-cell>
          <table:table-cell office:value-type="float" office:value="0.102918" calcext:value-type="float">
            <text:p>0.102918</text:p>
          </table:table-cell>
          <table:table-cell office:value-type="float" office:value="0.0041104" calcext:value-type="float">
            <text:p>0.0041104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Nd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5 MVA 380/19 kV</text:p>
          </table:table-cell>
          <table:table-cell office:value-type="string" calcext:value-type="string">
            <text:p>Three Phase Transformer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0.1215686" calcext:value-type="float">
            <text:p>0.1215686</text:p>
          </table:table-cell>
          <table:table-cell office:value-type="float" office:value="131.6091" calcext:value-type="float">
            <text:p>131.6091</text:p>
          </table:table-cell>
          <table:table-cell office:value-type="float" office:value="0.1599954" calcext:value-type="float">
            <text:p>0.1599954</text:p>
          </table:table-cell>
          <table:table-cell office:value-type="float" office:value="0.00121569" calcext:value-type="float">
            <text:p>0.00121569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Nd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7 MVA 33/11 kV</text:p>
          </table:table-cell>
          <table:table-cell office:value-type="string" calcext:value-type="string">
            <text:p>Three Phase Transformer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0.206383" calcext:value-type="float">
            <text:p>0.206383</text:p>
          </table:table-cell>
          <table:table-cell office:value-type="float" office:value="72.67354" calcext:value-type="float">
            <text:p>72.67354</text:p>
          </table:table-cell>
          <table:table-cell office:value-type="float" office:value="0.1499858" calcext:value-type="float">
            <text:p>0.1499858</text:p>
          </table:table-cell>
          <table:table-cell office:value-type="float" office:value="0.00206383" calcext:value-type="float">
            <text:p>0.00206383</text:p>
          </table:table-cell>
          <table:table-cell table:number-columns-repeated="2" office:value-type="string" calcext:value-type="string">
            <text:p>Y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Nyn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0 MVA 139/10.5 kV</text:p>
          </table:table-cell>
          <table:table-cell office:value-type="string" calcext:value-type="string">
            <text:p>Three Phase Transform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0.08" calcext:value-type="float">
            <text:p>10.08</text:p>
          </table:table-cell>
          <table:table-cell office:value-type="float" office:value="188.098" calcext:value-type="float">
            <text:p>188.098</text:p>
          </table:table-cell>
          <table:table-cell office:value-type="float" office:value="0.376196" calcext:value-type="float">
            <text:p>0.376196</text:p>
          </table:table-cell>
          <table:table-cell office:value-type="float" office:value="26.77587" calcext:value-type="float">
            <text:p>26.77587</text:p>
          </table:table-cell>
          <table:table-cell office:value-type="float" office:value="0.1007298" calcext:value-type="float">
            <text:p>0.1007298</text:p>
          </table:table-cell>
          <table:table-cell office:value-type="float" office:value="0.00376196" calcext:value-type="float">
            <text:p>0.00376196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Nd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5 MVA 139/10.5 kV</text:p>
          </table:table-cell>
          <table:table-cell office:value-type="string" calcext:value-type="string">
            <text:p>Three Phase Transformer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0.04" calcext:value-type="float">
            <text:p>10.04</text:p>
          </table:table-cell>
          <table:table-cell office:value-type="float" office:value="168.743" calcext:value-type="float">
            <text:p>168.743</text:p>
          </table:table-cell>
          <table:table-cell office:value-type="float" office:value="0.3068055" calcext:value-type="float">
            <text:p>0.3068055</text:p>
          </table:table-cell>
          <table:table-cell office:value-type="float" office:value="32.70904" calcext:value-type="float">
            <text:p>32.70904</text:p>
          </table:table-cell>
          <table:table-cell office:value-type="float" office:value="0.1003531" calcext:value-type="float">
            <text:p>0.1003531</text:p>
          </table:table-cell>
          <table:table-cell office:value-type="float" office:value="0.00306805" calcext:value-type="float">
            <text:p>0.00306805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Nd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0 MVA 132/33 kV</text:p>
          </table:table-cell>
          <table:table-cell office:value-type="string" calcext:value-type="string">
            <text:p>Three Phase Transformer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13.18" calcext:value-type="float">
            <text:p>13.18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47.46101" calcext:value-type="float">
            <text:p>47.46101</text:p>
          </table:table-cell>
          <table:table-cell office:value-type="float" office:value="0.1317707" calcext:value-type="float">
            <text:p>0.1317707</text:p>
          </table:table-cell>
          <table:table-cell office:value-type="float" office:value="0.0027764" calcext:value-type="float">
            <text:p>0.0027764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Nd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</table:table>
      <table:table table:name="Cables" table:style-name="ta1">
        <table:table-column table:style-name="co21" table:default-cell-style-name="Default"/>
        <table:table-column table:style-name="co20" table:number-columns-repeated="4" table:default-cell-style-name="Default"/>
        <table:table-column table:style-name="co22" table:default-cell-style-name="Default"/>
        <table:table-column table:style-name="co20" table:number-columns-repeated="1018" table:default-cell-style-name="Default"/>
        <table:table-row table:style-name="ro3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ated voltage [kV]</text:p>
          </table:table-cell>
          <table:table-cell table:style-name="ce5" office:value-type="string" calcext:value-type="string">
            <text:p>Rated current [kA]</text:p>
          </table:table-cell>
          <table:table-cell table:style-name="ce5" office:value-type="string" calcext:value-type="string">
            <text:p>Nominal Frequency</text:p>
          </table:table-cell>
          <table:table-cell table:style-name="ce5" office:value-type="string" calcext:value-type="string">
            <text:p>Phases</text:p>
          </table:table-cell>
          <table:table-cell table:style-name="ce5" office:value-type="string" calcext:value-type="string">
            <text:p>Number of Neutrals</text:p>
          </table:table-cell>
          <table:table-cell table:style-name="ce5" office:value-type="string" calcext:value-type="string">
            <text:p>R' [Ohm/km AC,20°C]</text:p>
          </table:table-cell>
          <table:table-cell table:style-name="ce5" office:value-type="string" calcext:value-type="string">
            <text:p>X' [Ohm/km]</text:p>
          </table:table-cell>
          <table:table-cell table:style-name="ce5" office:value-type="string" calcext:value-type="string">
            <text:p>L' [Ohm/km]</text:p>
          </table:table-cell>
          <table:table-cell table:style-name="ce5" office:value-type="string" calcext:value-type="string">
            <text:p>R0'(AC) [Ohm/km]</text:p>
          </table:table-cell>
          <table:table-cell table:style-name="ce5" office:value-type="string" calcext:value-type="string">
            <text:p>X0' <text:s/>[Ohm/km]</text:p>
          </table:table-cell>
          <table:table-cell table:style-name="ce5" office:value-type="string" calcext:value-type="string">
            <text:p>L0' [mH/km]</text:p>
          </table:table-cell>
          <table:table-cell table:style-name="ce5" office:value-type="string" calcext:value-type="string">
            <text:p>Rn'(AC) [Ohm/km]</text:p>
          </table:table-cell>
          <table:table-cell table:style-name="ce5" office:value-type="string" calcext:value-type="string">
            <text:p>Xn' [Ohm/km]</text:p>
          </table:table-cell>
          <table:table-cell table:style-name="ce5" office:value-type="string" calcext:value-type="string">
            <text:p>Ln' [mH/km]</text:p>
          </table:table-cell>
          <table:table-cell table:style-name="ce5" office:value-type="string" calcext:value-type="string">
            <text:p>Rpn'(AC) [Ohm/km]</text:p>
          </table:table-cell>
          <table:table-cell table:style-name="ce5" office:value-type="string" calcext:value-type="string">
            <text:p>Xpn' [Ohm/km]</text:p>
          </table:table-cell>
          <table:table-cell table:style-name="ce5" office:value-type="string" calcext:value-type="string">
            <text:p>Lpn' [mH/km]</text:p>
          </table:table-cell>
          <table:table-cell table:style-name="ce5" table:number-columns-repeated="1006"/>
        </table:table-row>
        <table:table-row table:style-name="ro2">
          <table:table-cell office:value-type="string" calcext:value-type="string">
            <text:p>BD-FPE AL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6" calcext:value-type="float">
            <text:p>2.6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56" calcext:value-type="float">
            <text:p>3.5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4.55" calcext:value-type="float">
            <text:p>4.5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419" calcext:value-type="float">
            <text:p>0.00241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B3000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465" calcext:value-type="float">
            <text:p>0.0254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" calcext:value-type="float">
            <text:p>0.17</text:p>
          </table:table-cell>
          <table:table-cell office:value-type="float" office:value="0.541127" calcext:value-type="float">
            <text:p>0.5411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V2500AL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7746" calcext:value-type="float">
            <text:p>0.0477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9" calcext:value-type="float">
            <text:p>0.319</text:p>
          </table:table-cell>
          <table:table-cell office:value-type="float" office:value="1.015409" calcext:value-type="float">
            <text:p>1.0154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1. <text:s text:c="2"/>1.00 k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79324" calcext:value-type="float">
            <text:p>0.5793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572958" calcext:value-type="float">
            <text:p>0.5729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3239" calcext:value-type="float">
            <text:p>0.1432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2028" calcext:value-type="float">
            <text:p>0.5220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8676" calcext:value-type="float">
            <text:p>0.09867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17775" calcext:value-type="float">
            <text:p>0.11777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5944" calcext:value-type="float">
            <text:p>0.0859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0028" calcext:value-type="float">
            <text:p>0.070028</text:p>
          </table:table-cell>
          <table:table-cell office:value-type="float" office:value="0.11" calcext:value-type="float">
            <text:p>0.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4563" calcext:value-type="float">
            <text:p>0.044563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1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2338" calcext:value-type="float">
            <text:p>0.1623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6423" calcext:value-type="float">
            <text:p>0.1464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136873" calcext:value-type="float">
            <text:p>0.136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066845" calcext:value-type="float">
            <text:p>0.06684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3211" calcext:value-type="float">
            <text:p>0.07321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63662" calcext:value-type="float">
            <text:p>0.06366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40056" calcext:value-type="float">
            <text:p>0.14005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4113" calcext:value-type="float">
            <text:p>0.0541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25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71887" calcext:value-type="float">
            <text:p>0.171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6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3369" calcext:value-type="float">
            <text:p>0.133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0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3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7296" calcext:value-type="float">
            <text:p>0.05729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4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ROSS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877899" calcext:value-type="float">
            <text:p>0.877899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2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8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4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1493" calcext:value-type="float">
            <text:p>0.321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55183" calcext:value-type="float">
            <text:p>0.455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3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432901" calcext:value-type="float">
            <text:p>0.432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67" calcext:value-type="float">
            <text:p>0.3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41062" calcext:value-type="float">
            <text:p>0.41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7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9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2" calcext:value-type="float">
            <text:p>0.4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4" calcext:value-type="float">
            <text:p>0.32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10kV DE</text:p>
          </table:table-cell>
          <table:table-cell office:value-type="float" office:value="10" calcext:value-type="float">
            <text:p>10</text:p>
          </table:table-cell>
          <table:table-cell office:value-type="float" office:value="0.739" calcext:value-type="float">
            <text:p>0.73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5" calcext:value-type="float">
            <text:p>0.3055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09" calcext:value-type="float">
            <text:p>1.009</text:p>
          </table:table-cell>
          <table:table-cell office:value-type="float" office:value="0.533" calcext:value-type="float">
            <text:p>0.533</text:p>
          </table:table-cell>
          <table:table-cell office:value-type="float" office:value="1.696592" calcext:value-type="float">
            <text:p>1.6965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767" calcext:value-type="float">
            <text:p>0.767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7183" calcext:value-type="float">
            <text:p>0.9071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7" calcext:value-type="float">
            <text:p>0.45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42" calcext:value-type="float">
            <text:p>0.742</text:p>
          </table:table-cell>
          <table:table-cell office:value-type="float" office:value="0.283" calcext:value-type="float">
            <text:p>0.283</text:p>
          </table:table-cell>
          <table:table-cell office:value-type="float" office:value="0.900817" calcext:value-type="float">
            <text:p>0.9008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3" calcext:value-type="float">
            <text:p>0.46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28" calcext:value-type="float">
            <text:p>0.5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281" calcext:value-type="float">
            <text:p>0.281</text:p>
          </table:table-cell>
          <table:table-cell office:value-type="float" office:value="0.894451" calcext:value-type="float">
            <text:p>0.8944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office:value-type="float" office:value="1.595" calcext:value-type="float">
            <text:p>1.595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" calcext:value-type="float">
            <text:p>0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888085" calcext:value-type="float">
            <text:p>0.8880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1" calcext:value-type="float">
            <text:p>0.60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39" calcext:value-type="float">
            <text:p>1.39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665" calcext:value-type="float">
            <text:p>0.6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5" calcext:value-type="float">
            <text:p>0.525</text:p>
          </table:table-cell>
          <table:table-cell office:value-type="float" office:value="1.671127" calcext:value-type="float">
            <text:p>1.6711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251" calcext:value-type="float">
            <text:p>1.251</text:p>
          </table:table-cell>
          <table:table-cell office:value-type="float" office:value="0.544" calcext:value-type="float">
            <text:p>0.544</text:p>
          </table:table-cell>
          <table:table-cell office:value-type="float" office:value="1.731606" calcext:value-type="float">
            <text:p>1.7316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24" calcext:value-type="float">
            <text:p>0.5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69" calcext:value-type="float">
            <text:p>0.26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129" calcext:value-type="float">
            <text:p>1.129</text:p>
          </table:table-cell>
          <table:table-cell office:value-type="float" office:value="0.539" calcext:value-type="float">
            <text:p>0.539</text:p>
          </table:table-cell>
          <table:table-cell office:value-type="float" office:value="1.71569" calcext:value-type="float">
            <text:p>1.715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3" calcext:value-type="float">
            <text:p>0.27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21" calcext:value-type="float">
            <text:p>0.3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051" calcext:value-type="float">
            <text:p>1.051</text:p>
          </table:table-cell>
          <table:table-cell office:value-type="float" office:value="0.536" calcext:value-type="float">
            <text:p>0.536</text:p>
          </table:table-cell>
          <table:table-cell office:value-type="float" office:value="1.706141" calcext:value-type="float">
            <text:p>1.7061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9" calcext:value-type="float">
            <text:p>0.34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2" calcext:value-type="float">
            <text:p>0.39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.51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79" calcext:value-type="float">
            <text:p>0.57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6" calcext:value-type="float">
            <text:p>0.25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7" calcext:value-type="float">
            <text:p>0.30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1" calcext:value-type="float">
            <text:p>0.38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6" calcext:value-type="float">
            <text:p>0.49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56" calcext:value-type="float">
            <text:p>0.55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7" calcext:value-type="float">
            <text:p>0.5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23" calcext:value-type="float">
            <text:p>0.6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4" calcext:value-type="float">
            <text:p>0.25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2" calcext:value-type="float">
            <text:p>0.30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69" calcext:value-type="float">
            <text:p>1.069</text:p>
          </table:table-cell>
          <table:table-cell office:value-type="float" office:value="0.548" calcext:value-type="float">
            <text:p>0.548</text:p>
          </table:table-cell>
          <table:table-cell office:value-type="float" office:value="1.744338" calcext:value-type="float">
            <text:p>1.7443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65" calcext:value-type="float">
            <text:p>1.065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833" calcext:value-type="float">
            <text:p>0.833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9" calcext:value-type="float">
            <text:p>0.309</text:p>
          </table:table-cell>
          <table:table-cell office:value-type="float" office:value="0.983577" calcext:value-type="float">
            <text:p>0.9835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96" calcext:value-type="float">
            <text:p>0.296</text:p>
          </table:table-cell>
          <table:table-cell office:value-type="float" office:value="0.942197" calcext:value-type="float">
            <text:p>0.9421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2" calcext:value-type="float">
            <text:p>0.3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6" calcext:value-type="float">
            <text:p>0.306</text:p>
          </table:table-cell>
          <table:table-cell office:value-type="float" office:value="0.974028" calcext:value-type="float">
            <text:p>0.9740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21" calcext:value-type="float">
            <text:p>0.4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49" calcext:value-type="float">
            <text:p>0.749</text:p>
          </table:table-cell>
          <table:table-cell office:value-type="float" office:value="0.303" calcext:value-type="float">
            <text:p>0.303</text:p>
          </table:table-cell>
          <table:table-cell office:value-type="float" office:value="0.964479" calcext:value-type="float">
            <text:p>0.9644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69" calcext:value-type="float">
            <text:p>0.46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25" calcext:value-type="float">
            <text:p>0.7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724" calcext:value-type="float">
            <text:p>0.724</text:p>
          </table:table-cell>
          <table:table-cell office:value-type="float" office:value="0.301" calcext:value-type="float">
            <text:p>0.301</text:p>
          </table:table-cell>
          <table:table-cell office:value-type="float" office:value="0.958113" calcext:value-type="float">
            <text:p>0.9581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691" calcext:value-type="float">
            <text:p>1.691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6" calcext:value-type="float">
            <text:p>0.14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686" calcext:value-type="float">
            <text:p>1.686</text:p>
          </table:table-cell>
          <table:table-cell office:value-type="float" office:value="0.581" calcext:value-type="float">
            <text:p>0.581</text:p>
          </table:table-cell>
          <table:table-cell office:value-type="float" office:value="1.84938" calcext:value-type="float">
            <text:p>1.849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32" calcext:value-type="float">
            <text:p>0.53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6" calcext:value-type="float">
            <text:p>0.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8" calcext:value-type="float">
            <text:p>0.53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6" calcext:value-type="float">
            <text:p>0.56</text:p>
          </table:table-cell>
          <table:table-cell office:value-type="float" office:value="0.186" calcext:value-type="float">
            <text:p>0.186</text:p>
          </table:table-cell>
          <table:table-cell office:value-type="float" office:value="0.592056" calcext:value-type="float">
            <text:p>0.5920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32" calcext:value-type="float">
            <text:p>0.6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462" calcext:value-type="float">
            <text:p>1.462</text:p>
          </table:table-cell>
          <table:table-cell office:value-type="float" office:value="0.561" calcext:value-type="float">
            <text:p>0.561</text:p>
          </table:table-cell>
          <table:table-cell office:value-type="float" office:value="1.785718" calcext:value-type="float">
            <text:p>1.7857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458" calcext:value-type="float">
            <text:p>1.458</text:p>
          </table:table-cell>
          <table:table-cell office:value-type="float" office:value="0.575" calcext:value-type="float">
            <text:p>0.575</text:p>
          </table:table-cell>
          <table:table-cell office:value-type="float" office:value="1.830282" calcext:value-type="float">
            <text:p>1.830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9" calcext:value-type="float">
            <text:p>0.59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office:value-type="float" office:value="0.543" calcext:value-type="float">
            <text:p>0.54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6" calcext:value-type="float">
            <text:p>0.60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8569" calcext:value-type="float">
            <text:p>0.585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262" calcext:value-type="float">
            <text:p>1.262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258" calcext:value-type="float">
            <text:p>1.258</text:p>
          </table:table-cell>
          <table:table-cell office:value-type="float" office:value="0.568" calcext:value-type="float">
            <text:p>0.568</text:p>
          </table:table-cell>
          <table:table-cell office:value-type="float" office:value="1.808" calcext:value-type="float">
            <text:p>1.8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7" calcext:value-type="float">
            <text:p>0.3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138" calcext:value-type="float">
            <text:p>1.138</text:p>
          </table:table-cell>
          <table:table-cell office:value-type="float" office:value="0.551" calcext:value-type="float">
            <text:p>0.551</text:p>
          </table:table-cell>
          <table:table-cell office:value-type="float" office:value="1.753887" calcext:value-type="float">
            <text:p>1.7538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2" calcext:value-type="float">
            <text:p>0.25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134" calcext:value-type="float">
            <text:p>1.134</text:p>
          </table:table-cell>
          <table:table-cell office:value-type="float" office:value="0.563" calcext:value-type="float">
            <text:p>0.563</text:p>
          </table:table-cell>
          <table:table-cell office:value-type="float" office:value="1.792085" calcext:value-type="float">
            <text:p>1.7920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1" calcext:value-type="float">
            <text:p>0.27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5" calcext:value-type="float">
            <text:p>0.3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2" calcext:value-type="float">
            <text:p>0.1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99" calcext:value-type="float">
            <text:p>0.19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8" calcext:value-type="float">
            <text:p>0.23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98" calcext:value-type="float">
            <text:p>0.29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37" calcext:value-type="float">
            <text:p>0.33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91" calcext:value-type="float">
            <text:p>0.39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36" calcext:value-type="float">
            <text:p>0.13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9" calcext:value-type="float">
            <text:p>0.49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62" calcext:value-type="float">
            <text:p>0.5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97" calcext:value-type="float">
            <text:p>0.19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7" calcext:value-type="float">
            <text:p>0.23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3" calcext:value-type="float">
            <text:p>1.3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21" calcext:value-type="float">
            <text:p>1.21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03" calcext:value-type="float">
            <text:p>0.40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4" calcext:value-type="float">
            <text:p>0.6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.15" calcext:value-type="float">
            <text:p>2.15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95" calcext:value-type="float">
            <text:p>1.95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73" calcext:value-type="float">
            <text:p>1.73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9" calcext:value-type="float">
            <text:p>0.22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84" calcext:value-type="float">
            <text:p>1.58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9" calcext:value-type="float">
            <text:p>0.25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531" calcext:value-type="float">
            <text:p>1.531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124" calcext:value-type="float">
            <text:p>1.124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899" calcext:value-type="float">
            <text:p>0.89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6.87" calcext:value-type="float">
            <text:p>6.87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89" calcext:value-type="float">
            <text:p>0.38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6.535" calcext:value-type="float">
            <text:p>6.53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2" calcext:value-type="float">
            <text:p>0.13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4.237" calcext:value-type="float">
            <text:p>4.237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3.072" calcext:value-type="float">
            <text:p>3.072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2.237" calcext:value-type="float">
            <text:p>2.2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02" calcext:value-type="float">
            <text:p>1.02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91" calcext:value-type="float">
            <text:p>1.8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7.564" calcext:value-type="float">
            <text:p>7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4.804" calcext:value-type="float">
            <text:p>4.804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2.568" calcext:value-type="float">
            <text:p>2.568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776" calcext:value-type="float">
            <text:p>1.776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1.284" calcext:value-type="float">
            <text:p>1.284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3" calcext:value-type="float">
            <text:p>0.2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4" calcext:value-type="float">
            <text:p>0.27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08" calcext:value-type="float">
            <text:p>0.40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14" calcext:value-type="float">
            <text:p>0.21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15" calcext:value-type="float">
            <text:p>1.15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2479" calcext:value-type="float">
            <text:p>0.512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11" calcext:value-type="float">
            <text:p>0.5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87014" calcext:value-type="float">
            <text:p>0.487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2" calcext:value-type="float">
            <text:p>0.22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8" calcext:value-type="float">
            <text:p>1.8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8" calcext:value-type="float">
            <text:p>0.26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16 10kV E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1" calcext:value-type="float">
            <text:p>0.4201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 10kV E</text:p>
          </table:table-cell>
          <table:table-cell office:value-type="float" office:value="10" calcext:value-type="float">
            <text:p>10</text:p>
          </table:table-cell>
          <table:table-cell office:value-type="float" office:value="0.117" calcext:value-type="float">
            <text:p>0.1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1" calcext:value-type="float">
            <text:p>0.3883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N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4.148" calcext:value-type="float">
            <text:p>4.148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T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1.672" calcext:value-type="float">
            <text:p>1.672</text:p>
          </table:table-cell>
          <table:table-cell office:value-type="float" office:value="1.523" calcext:value-type="float">
            <text:p>1.523</text:p>
          </table:table-cell>
          <table:table-cell office:value-type="float" office:value="4.847859" calcext:value-type="float">
            <text:p>4.8478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97" calcext:value-type="float">
            <text:p>0.97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32" calcext:value-type="float">
            <text:p>0.33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927" calcext:value-type="float">
            <text:p>0.927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77" calcext:value-type="float">
            <text:p>0.37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68" calcext:value-type="float">
            <text:p>0.68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37" calcext:value-type="float">
            <text:p>0.43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93" calcext:value-type="float">
            <text:p>0.49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3" calcext:value-type="float">
            <text:p>0.1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3.95" calcext:value-type="float">
            <text:p>3.9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2.56" calcext:value-type="float">
            <text:p>2.56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2" calcext:value-type="float">
            <text:p>0.2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848" calcext:value-type="float">
            <text:p>1.848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369" calcext:value-type="float">
            <text:p>1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5" calcext:value-type="float">
            <text:p>0.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4.564" calcext:value-type="float">
            <text:p>4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896" calcext:value-type="float">
            <text:p>2.896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2.104" calcext:value-type="float">
            <text:p>2.1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1.556" calcext:value-type="float">
            <text:p>1.556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084" calcext:value-type="float">
            <text:p>1.084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788" calcext:value-type="float">
            <text:p>0.78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F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N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277" calcext:value-type="float">
            <text:p>0.27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33" calcext:value-type="float">
            <text:p>0.9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694" calcext:value-type="float">
            <text:p>0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545" calcext:value-type="float">
            <text:p>0.5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4.156" calcext:value-type="float">
            <text:p>4.156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447" calcext:value-type="float">
            <text:p>0.447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3.95" calcext:value-type="float">
            <text:p>3.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407437" calcext:value-type="float">
            <text:p>0.4074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859" calcext:value-type="float">
            <text:p>1.85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373" calcext:value-type="float">
            <text:p>1.37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.5/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0/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6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.5/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4/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6/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52" calcext:value-type="float">
            <text:p>0.35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97" calcext:value-type="float">
            <text:p>0.39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518" calcext:value-type="float">
            <text:p>0.5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58" calcext:value-type="float">
            <text:p>0.15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84" calcext:value-type="float">
            <text:p>0.28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891" calcext:value-type="float">
            <text:p>0.09891</text:p>
          </table:table-cell>
          <table:table-cell office:value-type="float" office:value="0.31484" calcext:value-type="float">
            <text:p>0.31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2" calcext:value-type="float">
            <text:p>0.3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22" calcext:value-type="float">
            <text:p>0.32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77" calcext:value-type="float">
            <text:p>0.09577</text:p>
          </table:table-cell>
          <table:table-cell office:value-type="float" office:value="0.304845" calcext:value-type="float">
            <text:p>0.304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94" calcext:value-type="float">
            <text:p>0.09294</text:p>
          </table:table-cell>
          <table:table-cell office:value-type="float" office:value="0.295837" calcext:value-type="float">
            <text:p>0.295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4" calcext:value-type="float">
            <text:p>0.39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283869" calcext:value-type="float">
            <text:p>0.283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5" calcext:value-type="float">
            <text:p>0.45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276866" calcext:value-type="float">
            <text:p>0.276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2" calcext:value-type="float">
            <text:p>0.5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37" calcext:value-type="float">
            <text:p>0.13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995" calcext:value-type="float">
            <text:p>0.11995</text:p>
          </table:table-cell>
          <table:table-cell office:value-type="float" office:value="0.381813" calcext:value-type="float">
            <text:p>0.381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398" calcext:value-type="float">
            <text:p>0.11398</text:p>
          </table:table-cell>
          <table:table-cell office:value-type="float" office:value="0.36281" calcext:value-type="float">
            <text:p>0.36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04" calcext:value-type="float">
            <text:p>0.20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0.341833" calcext:value-type="float">
            <text:p>0.341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8" calcext:value-type="float">
            <text:p>0.24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236" calcext:value-type="float">
            <text:p>0.10236</text:p>
          </table:table-cell>
          <table:table-cell office:value-type="float" office:value="0.325822" calcext:value-type="float">
            <text:p>0.325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office:value-type="float" office:value="0.96" calcext:value-type="float">
            <text:p>0.96</text:p>
          </table:table-cell>
          <table:table-cell office:value-type="float" office:value="0.347" calcext:value-type="float">
            <text:p>0.347</text:p>
          </table:table-cell>
          <table:table-cell office:value-type="float" office:value="1.104535" calcext:value-type="float">
            <text:p>1.1045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2" calcext:value-type="float">
            <text:p>0.362</text:p>
          </table:table-cell>
          <table:table-cell office:value-type="float" office:value="1.152282" calcext:value-type="float">
            <text:p>1.1522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683" calcext:value-type="float">
            <text:p>0.683</text:p>
          </table:table-cell>
          <table:table-cell office:value-type="float" office:value="0.356" calcext:value-type="float">
            <text:p>0.356</text:p>
          </table:table-cell>
          <table:table-cell office:value-type="float" office:value="1.133183" calcext:value-type="float">
            <text:p>1.1331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54" calcext:value-type="float">
            <text:p>0.54</text:p>
          </table:table-cell>
          <table:table-cell office:value-type="float" office:value="0.351" calcext:value-type="float">
            <text:p>0.351</text:p>
          </table:table-cell>
          <table:table-cell office:value-type="float" office:value="1.117268" calcext:value-type="float">
            <text:p>1.1172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4.144" calcext:value-type="float">
            <text:p>4.144</text:p>
          </table:table-cell>
          <table:table-cell office:value-type="float" office:value="0.395" calcext:value-type="float">
            <text:p>0.395</text:p>
          </table:table-cell>
          <table:table-cell office:value-type="float" office:value="1.257324" calcext:value-type="float">
            <text:p>1.2573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3.945" calcext:value-type="float">
            <text:p>3.945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2.56" calcext:value-type="float">
            <text:p>2.56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1.832" calcext:value-type="float">
            <text:p>1.832</text:p>
          </table:table-cell>
          <table:table-cell office:value-type="float" office:value="0.353" calcext:value-type="float">
            <text:p>0.353</text:p>
          </table:table-cell>
          <table:table-cell office:value-type="float" office:value="1.123634" calcext:value-type="float">
            <text:p>1.1236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1.354" calcext:value-type="float">
            <text:p>1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1.142733" calcext:value-type="float">
            <text:p>1.1427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089" calcext:value-type="float">
            <text:p>0.08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65" calcext:value-type="float">
            <text:p>0.3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2366" calcext:value-type="float">
            <text:p>0.232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3" calcext:value-type="float">
            <text:p>0.38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6" calcext:value-type="float">
            <text:p>0.43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6" calcext:value-type="float">
            <text:p>0.56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HIV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085" calcext:value-type="float">
            <text:p>0.12085</text:p>
          </table:table-cell>
          <table:table-cell office:value-type="float" office:value="0.384677" calcext:value-type="float">
            <text:p>0.384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4704" calcext:value-type="float">
            <text:p>0.394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69239" calcext:value-type="float">
            <text:p>0.369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ZEBRA 1x300 150.00 kV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4178" calcext:value-type="float">
            <text:p>0.4178</text:p>
          </table:table-cell>
          <table:table-cell office:value-type="float" office:value="1.329899" calcext:value-type="float">
            <text:p>1.329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6"/>
        </table:table-row>
      </table:table>
      <table:table table:name="Wires" table:style-name="ta1">
        <table:table-column table:style-name="co20" table:number-columns-repeated="3" table:default-cell-style-name="ce1"/>
        <table:table-column table:style-name="co20" table:default-cell-style-name="ce3"/>
        <table:table-column table:style-name="co20" table:number-columns-repeated="2" table:default-cell-style-name="ce4"/>
        <table:table-column table:style-name="co20" table:default-cell-style-name="Default"/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Stranding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Diameter [cm]</text:p>
          </table:table-cell>
          <table:table-cell table:style-name="Default" office:value-type="string" calcext:value-type="string">
            <text:p>GMR [m]</text:p>
          </table:table-cell>
          <table:table-cell table:style-name="Default" office:value-type="string" calcext:value-type="string">
            <text:p>R [Ohm/km]</text:p>
          </table:table-cell>
          <table:table-cell office:value-type="string" calcext:value-type="string">
            <text:p>Rating [A]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.857492256" calcext:value-type="float">
            <text:p>0.857492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475348968" calcext:value-type="float">
            <text:p>0.475349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7605583488" calcext:value-type="float">
            <text:p>0.760558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1.050117328" calcext:value-type="float">
            <text:p>1.05011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5990018368" calcext:value-type="float">
            <text:p>0.599002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1.02526248" calcext:value-type="float">
            <text:p>1.0252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587195784" calcext:value-type="float">
            <text:p>0.587196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9575330192" calcext:value-type="float">
            <text:p>0.957533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1.286238384" calcext:value-type="float">
            <text:p>1.28623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7406744704" calcext:value-type="float">
            <text:p>0.740674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1.596923984" calcext:value-type="float">
            <text:p>1.59692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1.58449656" calcext:value-type="float">
            <text:p>1.584497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18" calcext:value-type="float">
            <text:p>0.518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9339209136" calcext:value-type="float">
            <text:p>0.933921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1.5242235536" calcext:value-type="float">
            <text:p>1.5242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1.975960416" calcext:value-type="float">
            <text:p>1.97596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1.177498424" calcext:value-type="float">
            <text:p>1.177498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2.473057376" calcext:value-type="float">
            <text:p>2.47305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11" calcext:value-type="float">
            <text:p>0.411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1.485077168" calcext:value-type="float">
            <text:p>1.48507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2.4252117936" calcext:value-type="float">
            <text:p>2.425212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1.870327312" calcext:value-type="float">
            <text:p>1.870327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26" calcext:value-type="float">
            <text:p>0.32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2.36121056" calcext:value-type="float">
            <text:p>2.36121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91" calcext:value-type="float">
            <text:p>0.291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2.90540745696" calcext:value-type="float">
            <text:p>2.905407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3.66770564512" calcext:value-type="float">
            <text:p>3.66770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5.82516858864" calcext:value-type="float">
            <text:p>5.82516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9.24115676064" calcext:value-type="float">
            <text:p>9.24115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5" calcext:value-type="float">
            <text:p>0.000500</text:p>
          </table:table-cell>
          <table:table-cell office:value-type="float" office:value="14.74277736544" calcext:value-type="float">
            <text:p>14.74277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23.40866866912" calcext:value-type="float">
            <text:p>23.40866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29.52153212336" calcext:value-type="float">
            <text:p>29.5215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37.0859187008" calcext:value-type="float">
            <text:p>37.0859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59.3306969752" calcext:value-type="float">
            <text:p>59.33069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94.2098158592" calcext:value-type="float">
            <text:p>94.2098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011" calcext:value-type="float">
            <text:p>1.011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695935744" calcext:value-type="float">
            <text:p>0.695936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3771723184" calcext:value-type="float">
            <text:p>0.377172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602730064" calcext:value-type="float">
            <text:p>0.602730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135" calcext:value-type="float">
            <text:p>1.135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.556127224" calcext:value-type="float">
            <text:p>0.55612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2988795472" calcext:value-type="float">
            <text:p>0.298880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" calcext:value-type="float">
            <text:p>0.003810</text:p>
          </table:table-cell>
          <table:table-cell office:value-type="float" office:value="0.4778344528" calcext:value-type="float">
            <text:p>0.477834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string" calcext:value-type="string">
            <text:p>3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25" calcext:value-type="float">
            <text:p>1.250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275" calcext:value-type="float">
            <text:p>1.275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4492513776" calcext:value-type="float">
            <text:p>0.449251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.3796578032" calcext:value-type="float">
            <text:p>0.379658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3/8</text:p>
          </table:table-cell>
          <table:table-cell office:value-type="string" calcext:value-type="string">
            <text:p>INCH STE</text:p>
          </table:table-cell>
          <table:table-cell office:value-type="string" calcext:value-type="string">
            <text:p>Steel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.67189616" calcext:value-type="float">
            <text:p>2.6718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402" calcext:value-type="float">
            <text:p>1.402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341" calcext:value-type="float">
            <text:p>1.341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43" calcext:value-type="float">
            <text:p>1.43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3678517504" calcext:value-type="float">
            <text:p>0.367852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0.3007436608" calcext:value-type="float">
            <text:p>0.300744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524" calcext:value-type="float">
            <text:p>1.524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458" calcext:value-type="float">
            <text:p>1.458</text:p>
          </table:table-cell>
          <table:table-cell office:value-type="float" office:value="0.005526" calcext:value-type="float">
            <text:p>0.005526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44" calcext:value-type="float">
            <text:p>1.440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254762192" calcext:value-type="float">
            <text:p>0.254762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string" calcext:value-type="string">
            <text:p>266,8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631" calcext:value-type="float">
            <text:p>1.631</text:p>
          </table:table-cell>
          <table:table-cell office:value-type="float" office:value="0.006614" calcext:value-type="float">
            <text:p>0.006614</text:p>
          </table:table-cell>
          <table:table-cell office:value-type="float" office:value="0.239227912" calcext:value-type="float">
            <text:p>0.239228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266,8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5395" calcext:value-type="float">
            <text:p>0.005395</text:p>
          </table:table-cell>
          <table:table-cell office:value-type="float" office:value="0.2386065408" calcext:value-type="float">
            <text:p>0.238607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669" calcext:value-type="float">
            <text:p>1.669</text:p>
          </table:table-cell>
          <table:table-cell office:value-type="float" office:value="0.00634" calcext:value-type="float">
            <text:p>0.006340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727" calcext:value-type="float">
            <text:p>1.727</text:p>
          </table:table-cell>
          <table:table-cell office:value-type="float" office:value="0.00701" calcext:value-type="float">
            <text:p>0.007010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778" calcext:value-type="float">
            <text:p>1.778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831" calcext:value-type="float">
            <text:p>1.831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882" calcext:value-type="float">
            <text:p>1.882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692" calcext:value-type="float">
            <text:p>1.692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.189518216" calcext:value-type="float">
            <text:p>0.189518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803" calcext:value-type="float">
            <text:p>1.803</text:p>
          </table:table-cell>
          <table:table-cell office:value-type="float" office:value="0.006858" calcext:value-type="float">
            <text:p>0.006858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826831328" calcext:value-type="float">
            <text:p>0.182683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989" calcext:value-type="float">
            <text:p>1.989</text:p>
          </table:table-cell>
          <table:table-cell office:value-type="float" office:value="0.008077" calcext:value-type="float">
            <text:p>0.008077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839" calcext:value-type="float">
            <text:p>1.839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1603137696" calcext:value-type="float">
            <text:p>0.160314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4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844" calcext:value-type="float">
            <text:p>1.844</text:p>
          </table:table-cell>
          <table:table-cell office:value-type="float" office:value="0.00698" calcext:value-type="float">
            <text:p>0.006980</text:p>
          </table:table-cell>
          <table:table-cell office:value-type="float" office:value="0.10059999728" calcext:value-type="float">
            <text:p>0.100600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4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08966386416" calcext:value-type="float">
            <text:p>0.089664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450,000</text:p>
          </table:table-cell>
          <table:table-cell office:value-type="string" calcext:value-type="string">
            <text:p>CON LAG</text:p>
          </table:table-cell>
          <table:table-cell office:value-type="string" calcext:value-type="string">
            <text:p>AA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1422940048" calcext:value-type="float">
            <text:p>0.142294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243" calcext:value-type="float">
            <text:p>2.243</text:p>
          </table:table-cell>
          <table:table-cell office:value-type="float" office:value="0.009266" calcext:value-type="float">
            <text:p>0.009266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019" calcext:value-type="float">
            <text:p>2.019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2.06" calcext:value-type="float">
            <text:p>2.060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068" calcext:value-type="float">
            <text:p>2.068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065" calcext:value-type="float">
            <text:p>2.065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1280024672" calcext:value-type="float">
            <text:p>0.128002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355" calcext:value-type="float">
            <text:p>2.355</text:p>
          </table:table-cell>
          <table:table-cell office:value-type="float" office:value="0.00954" calcext:value-type="float">
            <text:p>0.009540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1155750432" calcext:value-type="float">
            <text:p>0.115575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6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0680401464" calcext:value-type="float">
            <text:p>0.068040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6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60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454" calcext:value-type="float">
            <text:p>2.454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60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.110293388" calcext:value-type="float">
            <text:p>0.11029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27/7</text:p>
          </table:table-cell>
          <table:table-cell office:value-type="string" calcext:value-type="string">
            <text:p>ACSR</text:p>
          </table:table-cell>
          <table:table-cell office:value-type="float" office:value="2.515" calcext:value-type="float">
            <text:p>2.515</text:p>
          </table:table-cell>
          <table:table-cell office:value-type="float" office:value="0.010211" calcext:value-type="float">
            <text:p>0.010211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588" calcext:value-type="float">
            <text:p>2.588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82" calcext:value-type="float">
            <text:p>2.482</text:p>
          </table:table-cell>
          <table:table-cell office:value-type="float" office:value="0.010028" calcext:value-type="float">
            <text:p>0.010028</text:p>
          </table:table-cell>
          <table:table-cell office:value-type="float" office:value="0.10488745856" calcext:value-type="float">
            <text:p>0.104887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332" calcext:value-type="float">
            <text:p>2.332</text:p>
          </table:table-cell>
          <table:table-cell office:value-type="float" office:value="0.008961" calcext:value-type="float">
            <text:p>0.008961</text:p>
          </table:table-cell>
          <table:table-cell office:value-type="float" office:value="0.1012835056" calcext:value-type="float">
            <text:p>0.101284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666,6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54" calcext:value-type="float">
            <text:p>2.540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9948152912" calcext:value-type="float">
            <text:p>0.099482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7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5884385264" calcext:value-type="float">
            <text:p>0.058844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string" calcext:value-type="string">
            <text:p>7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919629376" calcext:value-type="float">
            <text:p>0.091963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67" calcext:value-type="float">
            <text:p>2.670</text:p>
          </table:table-cell>
          <table:table-cell office:value-type="float" office:value="0.01082" calcext:value-type="float">
            <text:p>0.010820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746" calcext:value-type="float">
            <text:p>2.746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631" calcext:value-type="float">
            <text:p>2.631</text:p>
          </table:table-cell>
          <table:table-cell office:value-type="float" office:value="0.010638" calcext:value-type="float">
            <text:p>0.010638</text:p>
          </table:table-cell>
          <table:table-cell office:value-type="float" office:value="0.09208721184" calcext:value-type="float">
            <text:p>0.092087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474" calcext:value-type="float">
            <text:p>2.474</text:p>
          </table:table-cell>
          <table:table-cell office:value-type="float" office:value="0.00951" calcext:value-type="float">
            <text:p>0.009510</text:p>
          </table:table-cell>
          <table:table-cell office:value-type="float" office:value="0.090098824" calcext:value-type="float">
            <text:p>0.090099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75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5517776256" calcext:value-type="float">
            <text:p>0.05517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string" calcext:value-type="string">
            <text:p>7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863705968" calcext:value-type="float">
            <text:p>0.086371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814" calcext:value-type="float">
            <text:p>2.814</text:p>
          </table:table-cell>
          <table:table-cell office:value-type="float" office:value="0.01143" calcext:value-type="float">
            <text:p>0.011430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896" calcext:value-type="float">
            <text:p>2.896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776" calcext:value-type="float">
            <text:p>2.776</text:p>
          </table:table-cell>
          <table:table-cell office:value-type="float" office:value="0.011217" calcext:value-type="float">
            <text:p>0.011217</text:p>
          </table:table-cell>
          <table:table-cell office:value-type="float" office:value="0.08562495136" calcext:value-type="float">
            <text:p>0.085625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0813996272" calcext:value-type="float">
            <text:p>0.081400</text:p>
          </table:table-cell>
          <table:table-cell office:value-type="float" office:value="720" calcext:value-type="float">
            <text:p>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21:21:15.591661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21:31:56.653766929</dc:date>
    <meta:editing-duration>PT39M52S</meta:editing-duration>
    <meta:editing-cycles>15</meta:editing-cycles>
    <meta:generator>LibreOffice/6.1.5.2$Linux_X86_64 LibreOffice_project/10$Build-2</meta:generator>
    <meta:document-statistic meta:table-count="3" meta:cell-count="23582" meta:object-count="0"/>
  </office:meta>
</office:document-meta>
</file>